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6694b" officeooo:paragraph-rsid="0006694b"/>
    </style:style>
    <style:style style:name="P2" style:family="paragraph" style:parent-style-name="Standard">
      <style:paragraph-properties fo:text-align="start" style:justify-single-word="false"/>
      <style:text-properties officeooo:rsid="0006694b" officeooo:paragraph-rsid="0006694b"/>
    </style:style>
    <style:style style:name="P3" style:family="paragraph" style:parent-style-name="Standard">
      <style:paragraph-properties fo:text-align="start" style:justify-single-word="false"/>
      <style:text-properties officeooo:rsid="0006694b" officeooo:paragraph-rsid="00098dd7"/>
    </style:style>
    <style:style style:name="P4" style:family="paragraph" style:parent-style-name="Standard">
      <style:paragraph-properties fo:text-align="start" style:justify-single-word="false"/>
      <style:text-properties officeooo:rsid="0008808b" officeooo:paragraph-rsid="0008808b"/>
    </style:style>
    <style:style style:name="P5" style:family="paragraph" style:parent-style-name="Standard">
      <style:paragraph-properties fo:text-align="start" style:justify-single-word="false"/>
      <style:text-properties officeooo:rsid="00098dd7" officeooo:paragraph-rsid="00098dd7"/>
    </style:style>
    <style:style style:name="P6" style:family="paragraph" style:parent-style-name="Standard">
      <style:paragraph-properties fo:text-align="start" style:justify-single-word="false"/>
      <style:text-properties officeooo:rsid="000bba38" officeooo:paragraph-rsid="000bba38"/>
    </style:style>
    <style:style style:name="P7" style:family="paragraph" style:parent-style-name="Standard">
      <style:paragraph-properties fo:text-align="start" style:justify-single-word="false"/>
      <style:text-properties officeooo:rsid="000db38d" officeooo:paragraph-rsid="000db38d"/>
    </style:style>
    <style:style style:name="P8" style:family="paragraph" style:parent-style-name="Standard">
      <style:paragraph-properties fo:text-align="start" style:justify-single-word="false"/>
      <style:text-properties officeooo:rsid="000fb093" officeooo:paragraph-rsid="000fb093"/>
    </style:style>
    <style:style style:name="P9" style:family="paragraph" style:parent-style-name="Standard">
      <style:paragraph-properties fo:text-align="center" style:justify-single-word="false"/>
      <style:text-properties officeooo:rsid="000fb093" officeooo:paragraph-rsid="000fb093"/>
    </style:style>
    <style:style style:name="P10" style:family="paragraph" style:parent-style-name="Standard">
      <style:paragraph-properties fo:text-align="center" style:justify-single-word="false"/>
      <style:text-properties officeooo:rsid="001170b3" officeooo:paragraph-rsid="001170b3"/>
    </style:style>
    <style:style style:name="P11" style:family="paragraph" style:parent-style-name="Standard">
      <style:paragraph-properties fo:text-align="start" style:justify-single-word="false"/>
      <style:text-properties officeooo:rsid="001381d3" officeooo:paragraph-rsid="001381d3"/>
    </style:style>
    <style:style style:name="P12" style:family="paragraph" style:parent-style-name="Standard">
      <style:paragraph-properties fo:text-align="start" style:justify-single-word="false"/>
      <style:text-properties officeooo:rsid="0013ceb5" officeooo:paragraph-rsid="0013ceb5"/>
    </style:style>
    <style:style style:name="P13" style:family="paragraph" style:parent-style-name="Standard">
      <style:paragraph-properties fo:text-align="center" style:justify-single-word="false"/>
      <style:text-properties officeooo:rsid="0013ceb5" officeooo:paragraph-rsid="0013ceb5"/>
    </style:style>
    <style:style style:name="P14" style:family="paragraph" style:parent-style-name="Standard">
      <style:paragraph-properties fo:text-align="start" style:justify-single-word="false"/>
      <style:text-properties officeooo:rsid="0013ed42" officeooo:paragraph-rsid="0013ed42"/>
    </style:style>
    <style:style style:name="P15" style:family="paragraph" style:parent-style-name="Standard">
      <style:paragraph-properties fo:text-align="start" style:justify-single-word="false"/>
      <style:text-properties officeooo:rsid="0014dfb5" officeooo:paragraph-rsid="0014dfb5"/>
    </style:style>
    <style:style style:name="P16" style:family="paragraph" style:parent-style-name="Standard">
      <style:paragraph-properties fo:text-align="center" style:justify-single-word="false"/>
      <style:text-properties officeooo:rsid="0014dfb5" officeooo:paragraph-rsid="0014dfb5"/>
    </style:style>
    <style:style style:name="P17" style:family="paragraph" style:parent-style-name="Standard">
      <style:paragraph-properties fo:text-align="start" style:justify-single-word="false"/>
      <style:text-properties officeooo:rsid="0017b49b" officeooo:paragraph-rsid="0017b49b"/>
    </style:style>
    <style:style style:name="P18" style:family="paragraph" style:parent-style-name="Standard">
      <style:paragraph-properties fo:text-align="start" style:justify-single-word="false"/>
      <style:text-properties officeooo:rsid="00190fd9" officeooo:paragraph-rsid="00190fd9"/>
    </style:style>
    <style:style style:name="P19" style:family="paragraph" style:parent-style-name="Standard">
      <style:paragraph-properties fo:text-align="start" style:justify-single-word="false"/>
      <style:text-properties officeooo:rsid="001aeb7b" officeooo:paragraph-rsid="001aeb7b"/>
    </style:style>
    <style:style style:name="P20" style:family="paragraph" style:parent-style-name="Standard">
      <style:paragraph-properties fo:text-align="start" style:justify-single-word="false"/>
      <style:text-properties officeooo:rsid="001dbfef" officeooo:paragraph-rsid="001dbfef"/>
    </style:style>
    <style:style style:name="P21" style:family="paragraph" style:parent-style-name="Standard">
      <style:paragraph-properties fo:text-align="start" style:justify-single-word="false"/>
      <style:text-properties officeooo:rsid="001fbe52" officeooo:paragraph-rsid="001fbe52"/>
    </style:style>
    <style:style style:name="P22" style:family="paragraph" style:parent-style-name="Standard">
      <style:paragraph-properties fo:text-align="start" style:justify-single-word="false"/>
      <style:text-properties officeooo:rsid="001fbe52" officeooo:paragraph-rsid="0021563d"/>
    </style:style>
    <style:style style:name="P23" style:family="paragraph" style:parent-style-name="Standard">
      <style:paragraph-properties fo:text-align="start" style:justify-single-word="false"/>
      <style:text-properties officeooo:rsid="0021563d" officeooo:paragraph-rsid="0021563d"/>
    </style:style>
    <style:style style:name="P24" style:family="paragraph" style:parent-style-name="Standard">
      <style:paragraph-properties fo:text-align="start" style:justify-single-word="false"/>
      <style:text-properties officeooo:rsid="0022dd91" officeooo:paragraph-rsid="0022dd91"/>
    </style:style>
    <style:style style:name="P25" style:family="paragraph" style:parent-style-name="Standard">
      <style:paragraph-properties fo:text-align="start" style:justify-single-word="false"/>
      <style:text-properties officeooo:rsid="0020e1aa" officeooo:paragraph-rsid="0021563d"/>
    </style:style>
    <style:style style:name="P26" style:family="paragraph" style:parent-style-name="Standard">
      <style:paragraph-properties fo:text-align="start" style:justify-single-word="false"/>
      <style:text-properties officeooo:rsid="0024bdca" officeooo:paragraph-rsid="0024bdca"/>
    </style:style>
    <style:style style:name="P27" style:family="paragraph" style:parent-style-name="Standard">
      <style:paragraph-properties fo:text-align="start" style:justify-single-word="false"/>
      <style:text-properties officeooo:rsid="0024bdca" officeooo:paragraph-rsid="0025bb80"/>
    </style:style>
    <style:style style:name="P28" style:family="paragraph" style:parent-style-name="Standard">
      <style:paragraph-properties fo:text-align="start" style:justify-single-word="false"/>
      <style:text-properties officeooo:rsid="00265826" officeooo:paragraph-rsid="00265826"/>
    </style:style>
    <style:style style:name="P29" style:family="paragraph" style:parent-style-name="Standard">
      <style:paragraph-properties fo:text-align="center" style:justify-single-word="false"/>
      <style:text-properties officeooo:rsid="00265826" officeooo:paragraph-rsid="00265826"/>
    </style:style>
    <style:style style:name="P30" style:family="paragraph" style:parent-style-name="Standard">
      <style:paragraph-properties fo:text-align="start" style:justify-single-word="false"/>
      <style:text-properties officeooo:rsid="0027985b" officeooo:paragraph-rsid="0027985b"/>
    </style:style>
    <style:style style:name="P31" style:family="paragraph" style:parent-style-name="Standard">
      <style:paragraph-properties fo:text-align="start" style:justify-single-word="false"/>
      <style:text-properties officeooo:rsid="0027b17b" officeooo:paragraph-rsid="0027b17b"/>
    </style:style>
    <style:style style:name="P32" style:family="paragraph" style:parent-style-name="Standard">
      <style:paragraph-properties fo:text-align="start" style:justify-single-word="false"/>
      <style:text-properties officeooo:rsid="00287b42" officeooo:paragraph-rsid="00287b42"/>
    </style:style>
    <style:style style:name="P33" style:family="paragraph" style:parent-style-name="Standard">
      <style:paragraph-properties fo:text-align="start" style:justify-single-word="false"/>
      <style:text-properties officeooo:rsid="0029b0fe" officeooo:paragraph-rsid="0029b0fe"/>
    </style:style>
    <style:style style:name="P34" style:family="paragraph" style:parent-style-name="Standard">
      <style:paragraph-properties fo:text-align="start" style:justify-single-word="false"/>
      <style:text-properties fo:font-weight="bold" officeooo:rsid="0029b0fe" officeooo:paragraph-rsid="0029b0fe" style:font-weight-asian="bold" style:font-weight-complex="bold"/>
    </style:style>
    <style:style style:name="P35" style:family="paragraph" style:parent-style-name="Standard">
      <style:paragraph-properties fo:text-align="start" style:justify-single-word="false"/>
      <style:text-properties fo:font-weight="bold" officeooo:rsid="002b9794" officeooo:paragraph-rsid="002b9794" style:font-weight-asian="bold" style:font-weight-complex="bold"/>
    </style:style>
    <style:style style:name="P36" style:family="paragraph" style:parent-style-name="Standard">
      <style:paragraph-properties fo:text-align="start" style:justify-single-word="false"/>
      <style:text-properties fo:font-weight="bold" officeooo:rsid="002d2519" officeooo:paragraph-rsid="002d2519" style:font-weight-asian="bold" style:font-weight-complex="bold"/>
    </style:style>
    <style:style style:name="P37" style:family="paragraph" style:parent-style-name="Standard">
      <style:paragraph-properties fo:text-align="center" style:justify-single-word="false"/>
      <style:text-properties fo:font-weight="bold" officeooo:rsid="0017b49b" officeooo:paragraph-rsid="0017b49b" style:font-weight-asian="bold" style:font-weight-complex="bold"/>
    </style:style>
    <style:style style:name="P38" style:family="paragraph" style:parent-style-name="Standard">
      <style:paragraph-properties fo:text-align="start" style:justify-single-word="false"/>
      <style:text-properties fo:font-weight="bold" officeooo:rsid="0017b49b" officeooo:paragraph-rsid="0017b49b" style:font-weight-asian="bold" style:font-weight-complex="bold"/>
    </style:style>
    <style:style style:name="P39" style:family="paragraph" style:parent-style-name="Standard">
      <style:paragraph-properties fo:text-align="start" style:justify-single-word="false"/>
      <style:text-properties fo:font-weight="bold" officeooo:rsid="001dbfef" officeooo:paragraph-rsid="002e18cd" style:font-weight-asian="bold" style:font-weight-complex="bold"/>
    </style:style>
    <style:style style:name="P40" style:family="paragraph" style:parent-style-name="Standard">
      <style:paragraph-properties fo:text-align="start" style:justify-single-word="false"/>
      <style:text-properties fo:font-weight="bold" officeooo:rsid="001fbe52" officeooo:paragraph-rsid="001fbe52" style:font-weight-asian="bold" style:font-weight-complex="bold"/>
    </style:style>
    <style:style style:name="P41" style:family="paragraph" style:parent-style-name="Standard">
      <style:paragraph-properties fo:text-align="start" style:justify-single-word="false"/>
      <style:text-properties fo:font-weight="bold" officeooo:rsid="001fbe52" officeooo:paragraph-rsid="0021563d" style:font-weight-asian="bold" style:font-weight-complex="bold"/>
    </style:style>
    <style:style style:name="P42" style:family="paragraph" style:parent-style-name="Standard">
      <style:paragraph-properties fo:text-align="start" style:justify-single-word="false"/>
      <style:text-properties fo:font-weight="bold" officeooo:rsid="0022dd91" officeooo:paragraph-rsid="0022dd91" style:font-weight-asian="bold" style:font-weight-complex="bold"/>
    </style:style>
    <style:style style:name="P43" style:family="paragraph" style:parent-style-name="Standard">
      <style:paragraph-properties fo:text-align="center" style:justify-single-word="false"/>
      <style:text-properties fo:font-weight="bold" officeooo:rsid="0027985b" officeooo:paragraph-rsid="0027985b" style:font-weight-asian="bold" style:font-weight-complex="bold"/>
    </style:style>
    <style:style style:name="P44" style:family="paragraph" style:parent-style-name="Standard">
      <style:paragraph-properties fo:text-align="start" style:justify-single-word="false"/>
      <style:text-properties fo:font-weight="bold" officeooo:rsid="00265826" officeooo:paragraph-rsid="00265826" style:font-weight-asian="bold" style:font-weight-complex="bold"/>
    </style:style>
    <style:style style:name="P45" style:family="paragraph" style:parent-style-name="Standard">
      <style:paragraph-properties fo:text-align="start" style:justify-single-word="false"/>
      <style:text-properties fo:font-weight="bold" officeooo:rsid="002e18cd" officeooo:paragraph-rsid="002e18cd" style:font-weight-asian="bold" style:font-weight-complex="bold"/>
    </style:style>
    <style:style style:name="P46" style:family="paragraph" style:parent-style-name="Standard">
      <style:paragraph-properties fo:text-align="start" style:justify-single-word="false"/>
      <style:text-properties fo:font-weight="bold" officeooo:rsid="002fbc77" officeooo:paragraph-rsid="002fbc77" style:font-weight-asian="bold" style:font-weight-complex="bold"/>
    </style:style>
    <style:style style:name="P47" style:family="paragraph" style:parent-style-name="Standard">
      <style:paragraph-properties fo:text-align="start" style:justify-single-word="false"/>
      <style:text-properties fo:font-weight="bold" officeooo:rsid="002fbc77" officeooo:paragraph-rsid="003063c0" style:font-weight-asian="bold" style:font-weight-complex="bold"/>
    </style:style>
    <style:style style:name="P48" style:family="paragraph" style:parent-style-name="Standard">
      <style:paragraph-properties fo:text-align="start" style:justify-single-word="false"/>
      <style:text-properties fo:font-weight="bold" officeooo:rsid="0031d8bb" officeooo:paragraph-rsid="0031d8bb" style:font-weight-asian="bold" style:font-weight-complex="bold"/>
    </style:style>
    <style:style style:name="P49" style:family="paragraph" style:parent-style-name="Standard">
      <style:paragraph-properties fo:text-align="start" style:justify-single-word="false"/>
      <style:text-properties fo:font-weight="bold" officeooo:rsid="0032ca71" officeooo:paragraph-rsid="0032ca71" style:font-weight-asian="bold" style:font-weight-complex="bold"/>
    </style:style>
    <style:style style:name="P50" style:family="paragraph" style:parent-style-name="Standard">
      <style:paragraph-properties fo:text-align="center" style:justify-single-word="false"/>
      <style:text-properties fo:font-weight="bold" officeooo:rsid="00360442" officeooo:paragraph-rsid="00360442" style:font-weight-asian="bold" style:font-weight-complex="bold"/>
    </style:style>
    <style:style style:name="P51" style:family="paragraph" style:parent-style-name="Standard">
      <style:paragraph-properties fo:text-align="start" style:justify-single-word="false"/>
      <style:text-properties fo:font-weight="bold" officeooo:rsid="00380e71" officeooo:paragraph-rsid="00380e71" style:font-weight-asian="bold" style:font-weight-complex="bold"/>
    </style:style>
    <style:style style:name="P52" style:family="paragraph" style:parent-style-name="Standard">
      <style:paragraph-properties fo:text-align="center" style:justify-single-word="false"/>
      <style:text-properties fo:font-weight="bold" officeooo:rsid="00380e71" officeooo:paragraph-rsid="00380e71" style:font-weight-asian="bold" style:font-weight-complex="bold"/>
    </style:style>
    <style:style style:name="P53" style:family="paragraph" style:parent-style-name="Standard">
      <style:paragraph-properties fo:text-align="start" style:justify-single-word="false"/>
      <style:text-properties fo:font-weight="bold" officeooo:rsid="003c09de" officeooo:paragraph-rsid="003c09de" style:font-weight-asian="bold" style:font-weight-complex="bold"/>
    </style:style>
    <style:style style:name="P54" style:family="paragraph" style:parent-style-name="Standard">
      <style:paragraph-properties fo:text-align="start" style:justify-single-word="false"/>
      <style:text-properties fo:font-weight="bold" officeooo:rsid="003cd99a" officeooo:paragraph-rsid="003cd99a" style:font-weight-asian="bold" style:font-weight-complex="bold"/>
    </style:style>
    <style:style style:name="P55" style:family="paragraph" style:parent-style-name="Standard">
      <style:paragraph-properties fo:text-align="start" style:justify-single-word="false"/>
      <style:text-properties fo:font-weight="bold" officeooo:rsid="003e9481" officeooo:paragraph-rsid="003e9481" style:font-weight-asian="bold" style:font-weight-complex="bold"/>
    </style:style>
    <style:style style:name="P56" style:family="paragraph" style:parent-style-name="Standard">
      <style:paragraph-properties fo:text-align="start" style:justify-single-word="false"/>
      <style:text-properties fo:font-weight="bold" officeooo:rsid="003ff510" officeooo:paragraph-rsid="003ff510" style:font-weight-asian="bold" style:font-weight-complex="bold"/>
    </style:style>
    <style:style style:name="P57" style:family="paragraph" style:parent-style-name="Standard">
      <style:paragraph-properties fo:text-align="start" style:justify-single-word="false"/>
      <style:text-properties fo:font-weight="bold" officeooo:rsid="004136be" officeooo:paragraph-rsid="004136be" style:font-weight-asian="bold" style:font-weight-complex="bold"/>
    </style:style>
    <style:style style:name="P58" style:family="paragraph" style:parent-style-name="Standard">
      <style:paragraph-properties fo:text-align="start" style:justify-single-word="false"/>
      <style:text-properties fo:font-weight="bold" officeooo:rsid="0042e73c" officeooo:paragraph-rsid="0042e73c" style:font-weight-asian="bold" style:font-weight-complex="bold"/>
    </style:style>
    <style:style style:name="P59" style:family="paragraph" style:parent-style-name="Standard">
      <style:paragraph-properties fo:text-align="start" style:justify-single-word="false"/>
      <style:text-properties fo:font-weight="bold" officeooo:rsid="0045ad34" officeooo:paragraph-rsid="0045ad34" style:font-weight-asian="bold" style:font-weight-complex="bold"/>
    </style:style>
    <style:style style:name="P60" style:family="paragraph" style:parent-style-name="Standard">
      <style:paragraph-properties fo:text-align="start" style:justify-single-word="false"/>
      <style:text-properties fo:font-weight="bold" officeooo:rsid="00478ea6" officeooo:paragraph-rsid="00478ea6" style:font-weight-asian="bold" style:font-weight-complex="bold"/>
    </style:style>
    <style:style style:name="P61" style:family="paragraph" style:parent-style-name="Standard">
      <style:paragraph-properties fo:text-align="start" style:justify-single-word="false"/>
      <style:text-properties fo:font-weight="bold" officeooo:rsid="004acc0c" officeooo:paragraph-rsid="004acc0c" style:font-weight-asian="bold" style:font-weight-complex="bold"/>
    </style:style>
    <style:style style:name="P62" style:family="paragraph" style:parent-style-name="Standard">
      <style:paragraph-properties fo:text-align="start" style:justify-single-word="false"/>
      <style:text-properties fo:font-weight="bold" officeooo:rsid="004c0a25" officeooo:paragraph-rsid="004c0a25" style:font-weight-asian="bold" style:font-weight-complex="bold"/>
    </style:style>
    <style:style style:name="P63" style:family="paragraph" style:parent-style-name="Standard">
      <style:paragraph-properties fo:text-align="start" style:justify-single-word="false"/>
      <style:text-properties fo:font-weight="bold" officeooo:rsid="004cff17" officeooo:paragraph-rsid="004cff17" style:font-weight-asian="bold" style:font-weight-complex="bold"/>
    </style:style>
    <style:style style:name="P64" style:family="paragraph" style:parent-style-name="Standard">
      <style:paragraph-properties fo:text-align="start" style:justify-single-word="false"/>
      <style:text-properties fo:font-weight="normal" officeooo:rsid="002d2519" officeooo:paragraph-rsid="002d2519" style:font-weight-asian="normal" style:font-weight-complex="normal"/>
    </style:style>
    <style:style style:name="P65" style:family="paragraph" style:parent-style-name="Standard">
      <style:paragraph-properties fo:text-align="start" style:justify-single-word="false"/>
      <style:text-properties fo:font-weight="normal" officeooo:rsid="002e18cd" officeooo:paragraph-rsid="002e18cd" style:font-weight-asian="normal" style:font-weight-complex="normal"/>
    </style:style>
    <style:style style:name="P66" style:family="paragraph" style:parent-style-name="Standard">
      <style:paragraph-properties fo:text-align="start" style:justify-single-word="false"/>
      <style:text-properties fo:font-weight="normal" officeooo:rsid="002b9794" officeooo:paragraph-rsid="002b9794" style:font-weight-asian="normal" style:font-weight-complex="normal"/>
    </style:style>
    <style:style style:name="P67" style:family="paragraph" style:parent-style-name="Standard">
      <style:paragraph-properties fo:text-align="start" style:justify-single-word="false"/>
      <style:text-properties fo:font-weight="normal" officeooo:rsid="002fbc77" officeooo:paragraph-rsid="002fbc77" style:font-weight-asian="normal" style:font-weight-complex="normal"/>
    </style:style>
    <style:style style:name="P68" style:family="paragraph" style:parent-style-name="Standard">
      <style:paragraph-properties fo:text-align="start" style:justify-single-word="false"/>
      <style:text-properties fo:font-weight="normal" officeooo:rsid="002fbc77" officeooo:paragraph-rsid="003063c0" style:font-weight-asian="normal" style:font-weight-complex="normal"/>
    </style:style>
    <style:style style:name="P69" style:family="paragraph" style:parent-style-name="Standard">
      <style:paragraph-properties fo:text-align="start" style:justify-single-word="false"/>
      <style:text-properties fo:font-weight="normal" officeooo:rsid="003063c0" officeooo:paragraph-rsid="003063c0" style:font-weight-asian="normal" style:font-weight-complex="normal"/>
    </style:style>
    <style:style style:name="P70" style:family="paragraph" style:parent-style-name="Standard">
      <style:paragraph-properties fo:text-align="start" style:justify-single-word="false"/>
      <style:text-properties fo:font-weight="normal" officeooo:rsid="0031d8bb" officeooo:paragraph-rsid="0031d8bb" style:font-weight-asian="normal" style:font-weight-complex="normal"/>
    </style:style>
    <style:style style:name="P71" style:family="paragraph" style:parent-style-name="Standard">
      <style:paragraph-properties fo:text-align="start" style:justify-single-word="false"/>
      <style:text-properties fo:font-weight="normal" officeooo:rsid="0032ca71" officeooo:paragraph-rsid="0032ca71" style:font-weight-asian="normal" style:font-weight-complex="normal"/>
    </style:style>
    <style:style style:name="P72" style:family="paragraph" style:parent-style-name="Standard">
      <style:paragraph-properties fo:text-align="start" style:justify-single-word="false"/>
      <style:text-properties fo:font-weight="normal" officeooo:rsid="00335c22" officeooo:paragraph-rsid="00335c22" style:font-weight-asian="normal" style:font-weight-complex="normal"/>
    </style:style>
    <style:style style:name="P73" style:family="paragraph" style:parent-style-name="Standard">
      <style:paragraph-properties fo:text-align="start" style:justify-single-word="false"/>
      <style:text-properties fo:font-weight="normal" officeooo:rsid="0033eb14" officeooo:paragraph-rsid="0033eb14" style:font-weight-asian="normal" style:font-weight-complex="normal"/>
    </style:style>
    <style:style style:name="P74" style:family="paragraph" style:parent-style-name="Standard">
      <style:paragraph-properties fo:text-align="start" style:justify-single-word="false"/>
      <style:text-properties fo:font-weight="normal" officeooo:rsid="00360442" officeooo:paragraph-rsid="00360442" style:font-weight-asian="normal" style:font-weight-complex="normal"/>
    </style:style>
    <style:style style:name="P75" style:family="paragraph" style:parent-style-name="Standard">
      <style:paragraph-properties fo:text-align="start" style:justify-single-word="false"/>
      <style:text-properties fo:font-weight="normal" officeooo:rsid="0039fc7f" officeooo:paragraph-rsid="0039fc7f" style:font-weight-asian="normal" style:font-weight-complex="normal"/>
    </style:style>
    <style:style style:name="P76" style:family="paragraph" style:parent-style-name="Standard">
      <style:paragraph-properties fo:text-align="start" style:justify-single-word="false"/>
      <style:text-properties fo:font-weight="normal" officeooo:rsid="003a2587" officeooo:paragraph-rsid="003a2587" style:font-weight-asian="normal" style:font-weight-complex="normal"/>
    </style:style>
    <style:style style:name="P77" style:family="paragraph" style:parent-style-name="Standard">
      <style:paragraph-properties fo:text-align="start" style:justify-single-word="false"/>
      <style:text-properties fo:font-weight="normal" officeooo:rsid="003c09de" officeooo:paragraph-rsid="003c09de" style:font-weight-asian="normal" style:font-weight-complex="normal"/>
    </style:style>
    <style:style style:name="P78" style:family="paragraph" style:parent-style-name="Standard">
      <style:paragraph-properties fo:text-align="start" style:justify-single-word="false"/>
      <style:text-properties fo:font-weight="normal" officeooo:rsid="003cd99a" officeooo:paragraph-rsid="003cd99a" style:font-weight-asian="normal" style:font-weight-complex="normal"/>
    </style:style>
    <style:style style:name="P79" style:family="paragraph" style:parent-style-name="Standard">
      <style:paragraph-properties fo:text-align="start" style:justify-single-word="false"/>
      <style:text-properties fo:font-weight="normal" officeooo:rsid="003e9481" officeooo:paragraph-rsid="003e9481" style:font-weight-asian="normal" style:font-weight-complex="normal"/>
    </style:style>
    <style:style style:name="P80" style:family="paragraph" style:parent-style-name="Standard">
      <style:paragraph-properties fo:text-align="start" style:justify-single-word="false"/>
      <style:text-properties fo:font-weight="normal" officeooo:rsid="003ff510" officeooo:paragraph-rsid="003ff510" style:font-weight-asian="normal" style:font-weight-complex="normal"/>
    </style:style>
    <style:style style:name="P81" style:family="paragraph" style:parent-style-name="Standard">
      <style:paragraph-properties fo:text-align="start" style:justify-single-word="false"/>
      <style:text-properties fo:font-weight="normal" officeooo:rsid="004136be" officeooo:paragraph-rsid="004136be" style:font-weight-asian="normal" style:font-weight-complex="normal"/>
    </style:style>
    <style:style style:name="P82" style:family="paragraph" style:parent-style-name="Standard">
      <style:paragraph-properties fo:text-align="start" style:justify-single-word="false"/>
      <style:text-properties fo:font-weight="normal" officeooo:rsid="0042e73c" officeooo:paragraph-rsid="0042e73c" style:font-weight-asian="normal" style:font-weight-complex="normal"/>
    </style:style>
    <style:style style:name="P83" style:family="paragraph" style:parent-style-name="Standard">
      <style:paragraph-properties fo:text-align="start" style:justify-single-word="false"/>
      <style:text-properties fo:font-weight="normal" officeooo:rsid="004c0a25" officeooo:paragraph-rsid="004c0a25" style:font-weight-asian="normal" style:font-weight-complex="normal"/>
    </style:style>
    <style:style style:name="P84" style:family="paragraph" style:parent-style-name="Standard">
      <style:paragraph-properties fo:text-align="start" style:justify-single-word="false"/>
      <style:text-properties fo:font-weight="normal" officeooo:rsid="004cff17" officeooo:paragraph-rsid="004cff17" style:font-weight-asian="normal" style:font-weight-complex="normal"/>
    </style:style>
    <style:style style:name="P85" style:family="paragraph" style:parent-style-name="Standard">
      <style:paragraph-properties fo:text-align="start" style:justify-single-word="false"/>
      <style:text-properties fo:font-weight="normal" officeooo:rsid="004d6c90" officeooo:paragraph-rsid="004d6c90" style:font-weight-asian="normal" style:font-weight-complex="normal"/>
    </style:style>
    <style:style style:name="P86" style:family="paragraph" style:parent-style-name="Standard">
      <style:paragraph-properties fo:text-align="start" style:justify-single-word="false"/>
      <style:text-properties fo:font-weight="normal" officeooo:rsid="004f0300" officeooo:paragraph-rsid="004f0300" style:font-weight-asian="normal" style:font-weight-complex="normal"/>
    </style:style>
    <style:style style:name="P87" style:family="paragraph" style:parent-style-name="Standard">
      <style:paragraph-properties fo:text-align="start" style:justify-single-word="false"/>
      <style:text-properties fo:font-weight="normal" officeooo:rsid="004f0fba" officeooo:paragraph-rsid="004f0fba" style:font-weight-asian="normal" style:font-weight-complex="normal"/>
    </style:style>
    <style:style style:name="P88" style:family="paragraph" style:parent-style-name="Standard">
      <style:paragraph-properties fo:text-align="start" style:justify-single-word="false"/>
      <style:text-properties fo:font-weight="normal" officeooo:rsid="004f7229" officeooo:paragraph-rsid="004f7229" style:font-weight-asian="normal" style:font-weight-complex="normal"/>
    </style:style>
    <style:style style:name="P89" style:family="paragraph" style:parent-style-name="Standard" style:list-style-name="L1">
      <style:paragraph-properties fo:text-align="start" style:justify-single-word="false"/>
      <style:text-properties officeooo:rsid="0014dfb5" officeooo:paragraph-rsid="0014dfb5"/>
    </style:style>
    <style:style style:name="P90" style:family="paragraph" style:parent-style-name="Standard">
      <style:paragraph-properties fo:text-align="start" style:justify-single-word="false"/>
      <style:text-properties fo:font-weight="normal" officeooo:rsid="0045ad34" officeooo:paragraph-rsid="0045ad34" style:font-weight-asian="normal" style:font-weight-complex="normal"/>
    </style:style>
    <style:style style:name="P91" style:family="paragraph" style:parent-style-name="Standard">
      <style:paragraph-properties fo:text-align="start" style:justify-single-word="false"/>
      <style:text-properties fo:font-weight="normal" officeooo:rsid="00478ea6" officeooo:paragraph-rsid="00478ea6" style:font-weight-asian="normal" style:font-weight-complex="normal"/>
    </style:style>
    <style:style style:name="P92" style:family="paragraph" style:parent-style-name="Standard">
      <style:paragraph-properties fo:text-align="start" style:justify-single-word="false"/>
      <style:text-properties fo:font-weight="normal" officeooo:rsid="0048a1b9" officeooo:paragraph-rsid="0048a1b9" style:font-weight-asian="normal" style:font-weight-complex="normal"/>
    </style:style>
    <style:style style:name="P93" style:family="paragraph" style:parent-style-name="Standard">
      <style:paragraph-properties fo:text-align="start" style:justify-single-word="false"/>
      <style:text-properties fo:font-weight="normal" officeooo:rsid="004acc0c" officeooo:paragraph-rsid="004acc0c" style:font-weight-asian="normal" style:font-weight-complex="normal"/>
    </style:style>
    <style:style style:name="P94" style:family="paragraph" style:parent-style-name="Standard">
      <style:paragraph-properties fo:text-align="start" style:justify-single-word="false"/>
      <style:text-properties fo:font-weight="normal" officeooo:rsid="004f0fba" officeooo:paragraph-rsid="004f0fba" style:font-weight-asian="normal" style:font-weight-complex="normal"/>
    </style:style>
    <style:style style:name="P95" style:family="paragraph" style:parent-style-name="Standard">
      <style:paragraph-properties fo:text-align="start" style:justify-single-word="false"/>
      <style:text-properties fo:font-weight="normal" officeooo:rsid="004f7229" officeooo:paragraph-rsid="004f7229" style:font-weight-asian="normal" style:font-weight-complex="normal"/>
    </style:style>
    <style:style style:name="P96" style:family="paragraph" style:parent-style-name="Standard">
      <style:paragraph-properties fo:text-align="start" style:justify-single-word="false"/>
      <style:text-properties fo:font-weight="normal" officeooo:rsid="0050342f" officeooo:paragraph-rsid="0050342f" style:font-weight-asian="normal" style:font-weight-complex="normal"/>
    </style:style>
    <style:style style:name="P97" style:family="paragraph" style:parent-style-name="Standard">
      <style:paragraph-properties fo:text-align="start" style:justify-single-word="false"/>
      <style:text-properties fo:font-weight="normal" officeooo:rsid="0050342f" officeooo:paragraph-rsid="005184c1" style:font-weight-asian="normal" style:font-weight-complex="normal"/>
    </style:style>
    <style:style style:name="P98" style:family="paragraph" style:parent-style-name="Standard">
      <style:paragraph-properties fo:text-align="start" style:justify-single-word="false"/>
      <style:text-properties fo:font-weight="normal" officeooo:rsid="005184c1" officeooo:paragraph-rsid="005184c1" style:font-weight-asian="normal" style:font-weight-complex="normal"/>
    </style:style>
    <style:style style:name="P99" style:family="paragraph" style:parent-style-name="Standard">
      <style:paragraph-properties fo:text-align="start" style:justify-single-word="false"/>
      <style:text-properties fo:font-weight="normal" officeooo:rsid="0052744d" officeooo:paragraph-rsid="0052744d" style:font-weight-asian="normal" style:font-weight-complex="normal"/>
    </style:style>
    <style:style style:name="P100" style:family="paragraph" style:parent-style-name="Standard">
      <style:paragraph-properties fo:text-align="start" style:justify-single-word="false"/>
      <style:text-properties fo:font-weight="normal" officeooo:rsid="00529ed0" officeooo:paragraph-rsid="00529ed0" style:font-weight-asian="normal" style:font-weight-complex="normal"/>
    </style:style>
    <style:style style:name="P101" style:family="paragraph" style:parent-style-name="Standard">
      <style:paragraph-properties fo:text-align="start" style:justify-single-word="false"/>
      <style:text-properties fo:font-weight="normal" officeooo:rsid="00529ed0" officeooo:paragraph-rsid="0052bd64" style:font-weight-asian="normal" style:font-weight-complex="normal"/>
    </style:style>
    <style:style style:name="P102" style:family="paragraph" style:parent-style-name="Standard">
      <style:paragraph-properties fo:text-align="start" style:justify-single-word="false"/>
      <style:text-properties fo:font-weight="normal" officeooo:rsid="0052bd64" officeooo:paragraph-rsid="0052bd64" style:font-weight-asian="normal" style:font-weight-complex="normal"/>
    </style:style>
    <style:style style:name="P103" style:family="paragraph" style:parent-style-name="Standard">
      <style:paragraph-properties fo:text-align="start" style:justify-single-word="false"/>
      <style:text-properties fo:font-weight="normal" officeooo:rsid="0053a97f" officeooo:paragraph-rsid="0053a97f" style:font-weight-asian="normal" style:font-weight-complex="normal"/>
    </style:style>
    <style:style style:name="P104" style:family="paragraph" style:parent-style-name="Standard">
      <style:paragraph-properties fo:text-align="start" style:justify-single-word="false"/>
      <style:text-properties fo:font-weight="normal" officeooo:rsid="00548950" officeooo:paragraph-rsid="00548950" style:font-weight-asian="normal" style:font-weight-complex="normal"/>
    </style:style>
    <style:style style:name="P105" style:family="paragraph" style:parent-style-name="Standard">
      <style:paragraph-properties fo:text-align="start" style:justify-single-word="false"/>
      <style:text-properties fo:font-weight="normal" officeooo:rsid="00565a73" officeooo:paragraph-rsid="00565a73" style:font-weight-asian="normal" style:font-weight-complex="normal"/>
    </style:style>
    <style:style style:name="P106" style:family="paragraph" style:parent-style-name="Standard">
      <style:paragraph-properties fo:text-align="start" style:justify-single-word="false"/>
      <style:text-properties fo:font-weight="normal" officeooo:rsid="00577136" officeooo:paragraph-rsid="00577136" style:font-weight-asian="normal" style:font-weight-complex="normal"/>
    </style:style>
    <style:style style:name="P107" style:family="paragraph" style:parent-style-name="Standard">
      <style:paragraph-properties fo:text-align="start" style:justify-single-word="false"/>
      <style:text-properties fo:font-weight="normal" officeooo:rsid="0058900b" officeooo:paragraph-rsid="0058900b" style:font-weight-asian="normal" style:font-weight-complex="normal"/>
    </style:style>
    <style:style style:name="P108" style:family="paragraph" style:parent-style-name="Standard">
      <style:paragraph-properties fo:text-align="start" style:justify-single-word="false"/>
      <style:text-properties fo:font-weight="normal" officeooo:rsid="005ab9b1" officeooo:paragraph-rsid="005ab9b1" style:font-weight-asian="normal" style:font-weight-complex="normal"/>
    </style:style>
    <style:style style:name="P109" style:family="paragraph" style:parent-style-name="Standard">
      <style:paragraph-properties fo:text-align="start" style:justify-single-word="false"/>
      <style:text-properties fo:font-weight="normal" officeooo:rsid="005af28d" officeooo:paragraph-rsid="005af28d" style:font-weight-asian="normal" style:font-weight-complex="normal"/>
    </style:style>
    <style:style style:name="P110" style:family="paragraph" style:parent-style-name="Standard">
      <style:paragraph-properties fo:text-align="start" style:justify-single-word="false"/>
      <style:text-properties fo:font-weight="normal" officeooo:rsid="005cb2ef" officeooo:paragraph-rsid="005cb2ef" style:font-weight-asian="normal" style:font-weight-complex="normal"/>
    </style:style>
    <style:style style:name="P111" style:family="paragraph" style:parent-style-name="Standard">
      <style:paragraph-properties fo:text-align="start" style:justify-single-word="false"/>
      <style:text-properties fo:font-weight="normal" officeooo:rsid="005e079b" officeooo:paragraph-rsid="005e079b" style:font-weight-asian="normal" style:font-weight-complex="normal"/>
    </style:style>
    <style:style style:name="P112" style:family="paragraph" style:parent-style-name="Standard">
      <style:paragraph-properties fo:text-align="start" style:justify-single-word="false"/>
      <style:text-properties fo:font-weight="normal" officeooo:rsid="005e9108" officeooo:paragraph-rsid="005e9108" style:font-weight-asian="normal" style:font-weight-complex="normal"/>
    </style:style>
    <style:style style:name="P113" style:family="paragraph" style:parent-style-name="Standard">
      <style:paragraph-properties fo:text-align="start" style:justify-single-word="false"/>
      <style:text-properties fo:font-weight="normal" officeooo:rsid="005f50e0" officeooo:paragraph-rsid="005f50e0" style:font-weight-asian="normal" style:font-weight-complex="normal"/>
    </style:style>
    <style:style style:name="P114" style:family="paragraph" style:parent-style-name="Standard">
      <style:paragraph-properties fo:text-align="start" style:justify-single-word="false"/>
      <style:text-properties fo:font-weight="normal" officeooo:rsid="0060e49a" officeooo:paragraph-rsid="0060e49a" style:font-weight-asian="normal" style:font-weight-complex="normal"/>
    </style:style>
    <style:style style:name="P115" style:family="paragraph" style:parent-style-name="Standard">
      <style:paragraph-properties fo:text-align="start" style:justify-single-word="false"/>
      <style:text-properties fo:font-weight="normal" officeooo:rsid="0062bcb5" officeooo:paragraph-rsid="0062bcb5" style:font-weight-asian="normal" style:font-weight-complex="normal"/>
    </style:style>
    <style:style style:name="P116" style:family="paragraph" style:parent-style-name="Standard">
      <style:paragraph-properties fo:text-align="start" style:justify-single-word="false"/>
      <style:text-properties fo:font-weight="normal" officeooo:rsid="00649a61" officeooo:paragraph-rsid="00649a61" style:font-weight-asian="normal" style:font-weight-complex="normal"/>
    </style:style>
    <style:style style:name="P117" style:family="paragraph" style:parent-style-name="Standard">
      <style:paragraph-properties fo:text-align="start" style:justify-single-word="false"/>
      <style:text-properties fo:font-weight="bold" officeooo:rsid="0053a97f" officeooo:paragraph-rsid="0053a97f" style:font-weight-asian="bold" style:font-weight-complex="bold"/>
    </style:style>
    <style:style style:name="P118" style:family="paragraph" style:parent-style-name="Standard">
      <style:paragraph-properties fo:text-align="start" style:justify-single-word="false"/>
      <style:text-properties fo:font-weight="bold" officeooo:rsid="00548950" officeooo:paragraph-rsid="00548950" style:font-weight-asian="bold" style:font-weight-complex="bold"/>
    </style:style>
    <style:style style:name="P119" style:family="paragraph" style:parent-style-name="Standard">
      <style:paragraph-properties fo:text-align="start" style:justify-single-word="false"/>
      <style:text-properties fo:font-weight="bold" officeooo:rsid="00565a73" officeooo:paragraph-rsid="00565a73" style:font-weight-asian="bold" style:font-weight-complex="bold"/>
    </style:style>
    <style:style style:name="P120" style:family="paragraph" style:parent-style-name="Standard">
      <style:paragraph-properties fo:text-align="start" style:justify-single-word="false"/>
      <style:text-properties fo:font-weight="bold" officeooo:rsid="00577136" officeooo:paragraph-rsid="00577136" style:font-weight-asian="bold" style:font-weight-complex="bold"/>
    </style:style>
    <style:style style:name="P121" style:family="paragraph" style:parent-style-name="Standard">
      <style:paragraph-properties fo:text-align="start" style:justify-single-word="false"/>
      <style:text-properties fo:font-weight="bold" officeooo:rsid="0058900b" officeooo:paragraph-rsid="0058900b" style:font-weight-asian="bold" style:font-weight-complex="bold"/>
    </style:style>
    <style:style style:name="P122" style:family="paragraph" style:parent-style-name="Standard">
      <style:paragraph-properties fo:text-align="start" style:justify-single-word="false"/>
      <style:text-properties fo:font-weight="bold" officeooo:rsid="005ab9b1" officeooo:paragraph-rsid="005ab9b1" style:font-weight-asian="bold" style:font-weight-complex="bold"/>
    </style:style>
    <style:style style:name="P123" style:family="paragraph" style:parent-style-name="Standard">
      <style:paragraph-properties fo:text-align="start" style:justify-single-word="false"/>
      <style:text-properties fo:font-weight="bold" officeooo:rsid="005af28d" officeooo:paragraph-rsid="005af28d" style:font-weight-asian="bold" style:font-weight-complex="bold"/>
    </style:style>
    <style:style style:name="P124" style:family="paragraph" style:parent-style-name="Standard">
      <style:paragraph-properties fo:text-align="start" style:justify-single-word="false"/>
      <style:text-properties fo:font-weight="bold" officeooo:rsid="005cb2ef" officeooo:paragraph-rsid="005cb2ef" style:font-weight-asian="bold" style:font-weight-complex="bold"/>
    </style:style>
    <style:style style:name="P125" style:family="paragraph" style:parent-style-name="Standard">
      <style:paragraph-properties fo:text-align="start" style:justify-single-word="false"/>
      <style:text-properties fo:font-weight="bold" officeooo:rsid="005e079b" officeooo:paragraph-rsid="005e079b" style:font-weight-asian="bold" style:font-weight-complex="bold"/>
    </style:style>
    <style:style style:name="P126" style:family="paragraph" style:parent-style-name="Standard">
      <style:paragraph-properties fo:text-align="start" style:justify-single-word="false"/>
      <style:text-properties fo:font-weight="bold" officeooo:rsid="005e9108" officeooo:paragraph-rsid="005e9108" style:font-weight-asian="bold" style:font-weight-complex="bold"/>
    </style:style>
    <style:style style:name="P127" style:family="paragraph" style:parent-style-name="Standard">
      <style:paragraph-properties fo:text-align="start" style:justify-single-word="false"/>
      <style:text-properties fo:font-weight="bold" officeooo:rsid="005f50e0" officeooo:paragraph-rsid="005f50e0" style:font-weight-asian="bold" style:font-weight-complex="bold"/>
    </style:style>
    <style:style style:name="P128" style:family="paragraph" style:parent-style-name="Standard">
      <style:paragraph-properties fo:text-align="start" style:justify-single-word="false"/>
      <style:text-properties fo:font-weight="bold" officeooo:rsid="0060e49a" officeooo:paragraph-rsid="0060e49a" style:font-weight-asian="bold" style:font-weight-complex="bold"/>
    </style:style>
    <style:style style:name="P129" style:family="paragraph" style:parent-style-name="Standard">
      <style:paragraph-properties fo:text-align="start" style:justify-single-word="false"/>
      <style:text-properties fo:font-weight="bold" officeooo:rsid="0062bcb5" officeooo:paragraph-rsid="0062bcb5" style:font-weight-asian="bold" style:font-weight-complex="bold"/>
    </style:style>
    <style:style style:name="P130" style:family="paragraph" style:parent-style-name="Standard">
      <style:paragraph-properties fo:text-align="start" style:justify-single-word="false"/>
      <style:text-properties fo:font-weight="bold" officeooo:rsid="00649a61" officeooo:paragraph-rsid="00649a61" style:font-weight-asian="bold" style:font-weight-complex="bold"/>
    </style:style>
    <style:style style:name="T1" style:family="text">
      <style:text-properties officeooo:rsid="0021563d"/>
    </style:style>
    <style:style style:name="T2" style:family="text">
      <style:text-properties officeooo:rsid="0025bb8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42e73c"/>
    </style:style>
    <style:style style:name="T6" style:family="text">
      <style:text-properties officeooo:rsid="004d6c90"/>
    </style:style>
    <style:style style:name="T7" style:family="text">
      <style:text-properties officeooo:rsid="0052bd64"/>
    </style:style>
    <style:style style:name="T8" style:family="text">
      <style:text-properties officeooo:rsid="0062bcb5"/>
    </style:style>
    <style:style style:name="T9" style:family="text">
      <style:text-properties officeooo:rsid="00649a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tatatn penting dalam buku laravel</text:p>
      <text:p text:style-name="P2"/>
      <text:p text:style-name="P5">BARU PEMAHAMAN PHP DASAR :</text:p>
      <text:p text:style-name="P3"/>
      <text:p text:style-name="P3"><text:tab/>JSON mendukung berbagai format data, yaitu :</text:p>
      <text:p text:style-name="P2">Number <text:s text:c="6"/>: berisi bilangan bulat atau desimal.</text:p>
      <text:p text:style-name="P2">String <text:s text:c="9"/>: teks yang diapit tanda petik.</text:p>
      <text:p text:style-name="P2">Boolean <text:s text:c="5"/>: Isian benar ( true ) atau salah ( false ).</text:p>
      <text:p text:style-name="P2">Array <text:s text:c="9"/>: Data terurut yang diapit [ ] dan dibatasi koma. Larik bisa berisi gabungan tipe data</text:p>
      <text:p text:style-name="P2">yang lain.</text:p>
      <text:p text:style-name="P2">Object<text:tab/> <text:s text:c="7"/>: Data tidak terurut yang diapit { } dan dibatasi koma. Setiap elemen object berisi key</text:p>
      <text:p text:style-name="P2">dan value dibatasi : .</text:p>
      <text:p text:style-name="P2">null <text:s text:c="12"/>: nilai kosong, diisi dengan keyword null .</text:p>
      <text:p text:style-name="P2"/>
      <text:p text:style-name="P2">Contoh JSON</text:p>
      <text:p text:style-name="P2"><text:tab/>{</text:p>
      <text:p text:style-name="P2"><text:tab/>"nomor_antrian" : 20,</text:p>
      <text:p text:style-name="P2"><text:tab/>"nama" : "Firman",</text:p>
      <text:p text:style-name="P2"><text:tab/>"menikah" : false,</text:p>
      <text:p text:style-name="P2"><text:tab/>"hobi" : ["memancing", "berenang", "bersepeda"],</text:p>
      <text:p text:style-name="P2"><text:tab/>"alamat" : {</text:p>
      <text:p text:style-name="P2"><text:tab/>"jalan" : "Pakuan No. 12",</text:p>
      <text:p text:style-name="P2"><text:tab/>"kota" : "Bandung",</text:p>
      <text:p text:style-name="P2"><text:tab/>"provinsi" : "Jawa Barat",</text:p>
      <text:p text:style-name="P2"><text:tab/>"kode_pos" : "43655"</text:p>
      <text:p text:style-name="P2"><text:tab/>},</text:p>
      <text:p text:style-name="P2"><text:tab/>"telpon" : {</text:p>
      <text:p text:style-name="P2"><text:tab/>{ "jenis" : "rumah", "nomor" : "022-345352" },</text:p>
      <text:p text:style-name="P2"><text:tab/>{ "jenis" : "mobile", "nomor" : "0878-23422321" }</text:p>
      <text:p text:style-name="P2"><text:tab/>},</text:p>
      <text:p text:style-name="P2"><text:tab/>"istri" : null</text:p>
      <text:p text:style-name="P2"><text:tab/>}</text:p>
      <text:p text:style-name="P2"/>
      <text:p text:style-name="P4"><text:tab/>Untuk menggunakan autoloader kita akan menggunakan fungsi spl_autoload_register() 15. Fungsi ini menerima parameter closure/fungsi yang memiliki sebuah parameter $class yang berisi nama class yang akan dipanggil. Di dalam closure ini, kita melakukan include ke class yang diinginkan.</text:p>
      <text:p text:style-name="P4"/>
      <text:p text:style-name="P4"><text:tab/>&lt;?php</text:p>
      <text:p text:style-name="P4"><text:tab/>spl_autoload_register(function ($class) {</text:p>
      <text:p text:style-name="P4"><text:tab/>include $class . '.php';</text:p>
      <text:p text:style-name="P4"><text:tab/>});</text:p>
      <text:p text:style-name="P4"/>
      <text:p text:style-name="P4"><text:tab/>$printer = new Printer();</text:p>
      <text:p text:style-name="P4"><text:tab/>$buku = $printer-&gt;cetakBuku('Menyelami Framework Laravel');</text:p>
      <text:p text:style-name="P4"/>
      <text:p text:style-name="P4"><text:tab/>$kurir = new Kurir();</text:p>
      <text:p text:style-name="P4"><text:tab/>$kurir-&gt;kirim($buku, 'Bandung');</text:p>
      <text:p text:style-name="P4"/>
      <text:p text:style-name="P4"/>
      <text:p text:style-name="P4"/>
      <text:p text:style-name="P4"/>
      <text:p text:style-name="P4"><text:soft-page-break/></text:p>
      <text:p text:style-name="P7">Abstract :</text:p>
      <text:p text:style-name="P5">Jika pernah mempelajari mempelajari OOP di PHP, pasti telah memahami Class dan Inheritance. Jika Class dan Inheritance adalah nasi dan sayur asem, maka Abstract dan Interfaces adalah ikan asin dan sambelnya. Nah. :D</text:p>
      <text:p text:style-name="P5"><text:tab/>Contohnya banyak, salah satunya saya contohkan dengan dependency injection. Teknik ini memu-dahkan kita untuk memasukkan (inject) class yang kita butuhkan pada class yang sedang digunakan.</text:p>
      <text:p text:style-name="P5"><text:tab/>Contoh dependency injection, misalnya seorang Pembeli harus punya kartu BNI untuk melakukan pembayaran. Bisa kita implementasikan dengan meng-inject class BNI ke class Pembeli.</text:p>
      <text:p text:style-name="P5"/>
      <text:p text:style-name="P5"/>
      <text:p text:style-name="P6">Contohnya banyak, salah satunya saya contohkan dengan dependency injection. Teknik ini memudahkan kita untuk memasukkan (inject) class yang kita butuhkan pada class yang sedang digunakan.</text:p>
      <text:p text:style-name="P6"><text:tab/>Contoh dependency injection, misalnya seorang Pembeli harus punya kartu BNI untuk melakukan pembayaran. Bisa kita implementasikan dengan meng-inject class BNI ke class Pembeli.</text:p>
      <text:p text:style-name="P6"/>
      <text:p text:style-name="P7">Interfaces:</text:p>
      <text:p text:style-name="P8">Interface hampir mirip dengan abstract class. Dimana kita harus membuat method yang ada di</text:p>
      <text:p text:style-name="P8">Interface pada class yang mengimplementasikan interfaces tersebut. Perbedaannya adalah sebuah</text:p>
      <text:p text:style-name="P8">class hanya bisa meng-extends satu abstract class, tapi bisa mengimplementasikan banyak interfaces.</text:p>
      <text:p text:style-name="P9"/>
      <text:p text:style-name="P9">PHP5 TRAITS</text:p>
      <text:p text:style-name="P8"><text:tab/></text:p>
      <text:p text:style-name="P8"><text:tab/>Bedanya, jika interface memiliki method yang harus diimplementasikan logic nya tiap</text:p>
      <text:p text:style-name="P8">kali digunakan. Sedangkan traits, ketika digunakan kita langsung dapat menggunakan methodnya</text:p>
      <text:p text:style-name="P8">tanpa menulis logic untuk method tersebut. Hal ini bisa dilakukan karena dalam trait sebuah method</text:p>
      <text:p text:style-name="P8">dideklarasikan berikut dengan logicnya</text:p>
      <text:p text:style-name="P8"/>
      <text:p text:style-name="P8">∼/Code/traits-copy-paste/JetPack.php</text:p>
      <text:p text:style-name="P8"><text:tab/>&lt;?php</text:p>
      <text:p text:style-name="P8"><text:tab/>trait JetPack</text:p>
      <text:p text:style-name="P8"><text:tab/>{</text:p>
      <text:p text:style-name="P8"><text:tab/>function terbang()</text:p>
      <text:p text:style-name="P8"><text:tab/>{</text:p>
      <text:p text:style-name="P8"><text:tab/>echo __CLASS__." terbang dengan JetPack. Wuzzz... :D\n";</text:p>
      <text:p text:style-name="P8"><text:tab/>}</text:p>
      <text:p text:style-name="P8"><text:tab/>}</text:p>
      <text:p text:style-name="P8"/>
      <text:p text:style-name="P8">∼/Code/traits-copy-paste/Tom.php</text:p>
      <text:p text:style-name="P8"><text:tab/>&lt;?php</text:p>
      <text:p text:style-name="P8"><text:tab/>include "JetPack.php";</text:p>
      <text:p text:style-name="P8"><text:tab/>class Tom {</text:p>
      <text:p text:style-name="P8"><text:tab/>use JetPack;</text:p>
      <text:p text:style-name="P8"><text:tab/>}</text:p>
      <text:p text:style-name="P8"><text:tab/>$tom = new Tom();</text:p>
      <text:p text:style-name="P8"><text:tab/>$tom-&gt;terbang();</text:p>
      <text:p text:style-name="P8"/>
      <text:p text:style-name="P8"/>
      <text:p text:style-name="P9"/>
      <text:p text:style-name="P10"><text:soft-page-break/>PHP5 NAMESPACE</text:p>
      <text:p text:style-name="P11"/>
      <text:p text:style-name="P11">∼/Code/namespace-oh-namespace/index.php</text:p>
      <text:p text:style-name="P11"><text:tab/>&lt;?php</text:p>
      <text:p text:style-name="P11"><text:tab/>// buatan kita</text:p>
      <text:p text:style-name="P11"><text:tab/><text:tab/>namespace Gue;</text:p>
      <text:p text:style-name="P11"><text:tab/><text:tab/>class URLShortener {</text:p>
      <text:p text:style-name="P11"><text:tab/><text:tab/>public function __construct() {</text:p>
      <text:p text:style-name="P11"><text:tab/><text:tab/>echo "Membuat shortener...\n";</text:p>
      <text:p text:style-name="P11"><text:tab/>}</text:p>
      <text:p text:style-name="P11"><text:tab/>}<text:tab/></text:p>
      <text:p text:style-name="P11"><text:tab/>$shortener = new \Gue\URLShortener();</text:p>
      <text:p text:style-name="P11"/>
      <text:p text:style-name="P11">“menggunakan autoloader dalam meng include class yang banyak tanpa parameter”</text:p>
      <text:p text:style-name="P8"/>
      <text:p text:style-name="P9"/>
      <text:p text:style-name="P13">PHP5 MAGIC METHOD</text:p>
      <text:p text:style-name="P12"/>
      <text:p text:style-name="P12"><text:tab/>Magic method di PHP, adalah fungsi-fungsi khusus di PHP yang diawali dengan __ (dua un-</text:p>
      <text:p text:style-name="P12">derscore). Fungsi-fungsi tersebut yaitu __construct() , __destruct() , __call() , __callStatic() ,</text:p>
      <text:p text:style-name="P12">__get() , __set() , __isset() , __unset() , __sleep() , __wakeup() , __toString() , __invoke() ,</text:p>
      <text:p text:style-name="P12">__set_state() , __clone() and __debugInfo() .</text:p>
      <text:p text:style-name="P12"><text:tab/></text:p>
      <text:p text:style-name="P12"><text:tab/>Semua fungsi diatas, akan dijalankan secara otomatis ketika sebuah event tertentu berjalan.</text:p>
      <text:p text:style-name="P12">Misalnya, fungsi __construct() berjalan ketika kita membuat object.</text:p>
      <text:p text:style-name="P12"/>
      <text:p text:style-name="P12">Menggunakan setter dan getter.</text:p>
      <text:p text:style-name="P12"/>
      <text:p text:style-name="P13"/>
      <text:p text:style-name="P13">PHP5 REFLECTIONS</text:p>
      <text:p text:style-name="P12"/>
      <text:p text:style-name="P14">Reflections API</text:p>
      <text:p text:style-name="P14"/>
      <text:p text:style-name="P15">Secara garis besar Reflection API ini dikelompokan beberapa class, saya akan jelaskan sekilas beberapa yang akan kita gunakan:</text:p>
      <text:list xml:id="list5974286429591933273" text:style-name="L1">
        <text:list-item>
          <text:p text:style-name="P89">ReflectionClass untuk mengidentifikasi class</text:p>
        </text:list-item>
        <text:list-item>
          <text:p text:style-name="P89">ReflectionMethod untuk mengidentifikasi method pada class</text:p>
        </text:list-item>
        <text:list-item>
          <text:p text:style-name="P89">ReflectionObject untuk mengidentifikasi object</text:p>
        </text:list-item>
        <text:list-item>
          <text:p text:style-name="P89">ReflectionParameter untuk mengidentifikasi parameter pada method</text:p>
        </text:list-item>
        <text:list-item>
          <text:p text:style-name="P89">ReflectionProperty untuk mengidentifikasi property pada class</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37"><text:soft-page-break/>Laravel</text:p>
      <text:p text:style-name="P38"/>
      <text:p text:style-name="P17">php artisan tinker : Tinker memudahkan kita untuk berinteraksi dengan aplikasi yang sedang</text:p>
      <text:p text:style-name="P17">dibangun, misalnya menjalankan script php langsung dari terminal</text:p>
      <text:p text:style-name="P17"/>
      <text:p text:style-name="P17">php artisan down : mematikan sementara aplikasi yang kita bangun untuk melakukan mainte-</text:p>
      <text:p text:style-name="P17">nance rutin, misalnya melakukan backup</text:p>
      <text:p text:style-name="P17"/>
      <text:p text:style-name="P17">php artisan up : Untuk menonaktifkan mode maintenance,</text:p>
      <text:p text:style-name="P17"/>
      <text:p text:style-name="P18">php artisan app:name Commerce = mengubah namespace sesuai yang di inginkan</text:p>
      <text:p text:style-name="P19">php artisan app:name App = mengembalikan namespace</text:p>
      <text:p text:style-name="P19"/>
      <text:p text:style-name="P19"/>
      <text:p text:style-name="P20">php artisan make:provider MarkdownServiceProvider .</text:p>
      <text:p text:style-name="P20"/>
      <text:p text:style-name="P20"><text:tab/>Jika kita ditanya apa salah satu keunggulan Laravel, jawab saja Service Container. Ya, fitur ini merupakan salah satu fitur yang menarik di Laravel. Fungsi utamanya melakukan automatic</text:p>
      <text:p text:style-name="P20">resolutions untuk class dependency.</text:p>
      <text:p text:style-name="P19"/>
      <text:p text:style-name="P39">Dependency pada reflection API.</text:p>
      <text:p text:style-name="P39">Binding dan resolve :</text:p>
      <text:p text:style-name="P21"><text:tab/>Ketika kita menyimpan “sesuatu” ke dalam Service Container dinamakan binding. Sementara ketika kita mengambil “sesuatu” dari Service Container dinamakan resolve.</text:p>
      <text:p text:style-name="P20"/>
      <text:p text:style-name="P20"><text:tab/>$this-&gt;app-&gt;bind('apa itu laravel?', function() {</text:p>
      <text:p text:style-name="P20"><text:tab/>return 'Laravel adalah framework Laravel paling keren dan elegan.';</text:p>
      <text:p text:style-name="P20"><text:tab/>});</text:p>
      <text:p text:style-name="P20"/>
      <text:p text:style-name="P40">Resolve dari Service Container :</text:p>
      <text:p text:style-name="P21"><text:tab/>Selain menggunakan app('key') , kita juga dapat menggunakan app()['key'] dan</text:p>
      <text:p text:style-name="P21">app()-&gt;make('key') untuk melakukan resolve nilai/object dari Service Container</text:p>
      <text:p text:style-name="P21"/>
      <text:p text:style-name="P41">macam-macam binding <text:s/>:</text:p>
      <text:p text:style-name="P22"><text:tab/>binding interface <text:span text:style-name="T1">= Menggunakan interface akan membuat code yang kita bangun lebih flexibel contoh class Customer sebelumnya, kita dapat membuat customer memiliki berbagai jenis metode pembayaran dengan membuat interface PaymentMethod .</text:span> </text:p>
      <text:p text:style-name="P22"><text:tab/>binding instance <text:span text:style-name="T1">= mengeset nilai default untuk dependency</text:span></text:p>
      <text:p text:style-name="P22"><text:span text:style-name="T1">dari class yang dibuat.</text:span> </text:p>
      <text:p text:style-name="P25"><text:tab/>consextual binding = Service Container menggunakan implementasi yang berbeda untuk</text:p>
      <text:p text:style-name="P23">interface ketika kita memanggilnya</text:p>
      <text:p text:style-name="P23"><text:tab/>Singleton binding = pattern ini memungkinkan satu class hanya boleh membuat satu instance.</text:p>
      <text:p text:style-name="P23"/>
      <text:p text:style-name="P42">Facades :</text:p>
      <text:p text:style-name="P24"><text:tab/>Dengan teknik ini, untuk melakukan resolve dari Service Container kita dapat memanggilnya dengan lebih elegan.</text:p>
      <text:p text:style-name="P21"/>
      <text:p text:style-name="P21"/>
      <text:p text:style-name="P21"/>
      <text:p text:style-name="P21"/>
      <text:p text:style-name="P27"/>
      <text:p text:style-name="P27"><text:soft-page-break/><text:span text:style-name="T3">Contracts</text:span> : <text:span text:style-name="T2">Kelebihan lain dari contract adalah contract dapat berfungsi sebagai dokumentasi. Jika kita melihat ke interface MailListContract, dapat kita temui method apa saja yang ada berikut definisinya dari tiap method tersebut.</text:span></text:p>
      <text:p text:style-name="P26"/>
      <text:p text:style-name="P28">Teknik yang Laravel gunakan untuk HTTP Kernel ini dinamakan Command Design Pattern63.</text:p>
      <text:p text:style-name="P28"/>
      <text:p text:style-name="P29"/>
      <text:p text:style-name="P43">ROUTING</text:p>
      <text:p text:style-name="P44"/>
      <text:p text:style-name="P30">Terdapat 5 jenis verb yang didukung Laravel:</text:p>
      <text:p text:style-name="P30"><text:tab/>GET : Digunakan untuk meminta resource dari server.</text:p>
      <text:p text:style-name="P30"><text:tab/>POST : Digunakan untuk menyimpan resource ke server.</text:p>
      <text:p text:style-name="P30"><text:tab/>PUT : Digunakan untuk melakukan update resource di server.</text:p>
      <text:p text:style-name="P30"><text:tab/>PATCH : Digunakan untuk melakukan update resource di server.</text:p>
      <text:p text:style-name="P30"><text:tab/>DELETE : Digunakan untuk menghapus resource di server.</text:p>
      <text:p text:style-name="P30"/>
      <text:p text:style-name="P31"><text:tab/>Route::get('...', ....);</text:p>
      <text:p text:style-name="P31"><text:tab/>Route::post('...', ....);</text:p>
      <text:p text:style-name="P31"><text:tab/>Route::put('...', ....);</text:p>
      <text:p text:style-name="P31"><text:tab/>Route::patch('...', ....);</text:p>
      <text:p text:style-name="P31"><text:tab/>Route::delete('...', ....);</text:p>
      <text:p text:style-name="P31"/>
      <text:p text:style-name="P31">Route::post('kontak-post', function() {</text:p>
      <text:p text:style-name="P31">return 'Anda mengirim pesan "' . $_POST['pesan'] . '"';</text:p>
      <text:p text:style-name="P31">});</text:p>
      <text:p text:style-name="P31"/>
      <text:p text:style-name="P31">membuat route yang bisa diakses dengan berbagai method menggunakan Route::match() . Misalnya, jika kita ingin agar route /kontak dapat diakses dengan GET dan POST,</text:p>
      <text:p text:style-name="P31"/>
      <text:p text:style-name="P31">Route::match(['get', 'post'], 'kontak', function() {</text:p>
      <text:p text:style-name="P31"><text:tab/>$html = '&lt;h1&gt;halaman kontak&lt;/h1&gt;';</text:p>
      <text:p text:style-name="P31"><text:tab/>if (isset($_REQUEST['pesan'])) {</text:p>
      <text:p text:style-name="P31"><text:tab/><text:tab/>$html .= 'Anda mengirim pesan ' . $_REQUEST['pesan'];</text:p>
      <text:p text:style-name="P31"><text:tab/>}</text:p>
      <text:p text:style-name="P31"><text:tab/>return $html;</text:p>
      <text:p text:style-name="P31">});</text:p>
      <text:p text:style-name="P31"/>
      <text:p text:style-name="P31"/>
      <text:p text:style-name="P32">Route::any() agar route dapat diakses menggunakan HTTP Verb apapun.</text:p>
      <text:p text:style-name="P32"/>
      <text:p text:style-name="P32">Route::any('kontak', function() {</text:p>
      <text:p text:style-name="P32"><text:tab/>$html = '&lt;h1&gt;halaman kontak&lt;/h1&gt;';</text:p>
      <text:p text:style-name="P32"><text:tab/>$html = 'Anda mengakses dengan method ' . Request::method();</text:p>
      <text:p text:style-name="P32"><text:tab/>return $html;</text:p>
      <text:p text:style-name="P32">});</text:p>
      <text:p text:style-name="P32"/>
      <text:p text:style-name="P33"/>
      <text:p text:style-name="P33"/>
      <text:p text:style-name="P33"/>
      <text:p text:style-name="P33"/>
      <text:p text:style-name="P33"/>
      <text:p text:style-name="P33"><text:soft-page-break/>mengecek jenis request yang digunakan dengan facade Request::isRequest::isMethod() . Misalnya, jika menggunakan method DELETE kita akan menampilkan pesan tambahan</text:p>
      <text:p text:style-name="P33"/>
      <text:p text:style-name="P33">Route::any('kontak', function() {</text:p>
      <text:p text:style-name="P33"><text:tab/>$html = '&lt;h1&gt;halaman kontak&lt;/h1&gt;';</text:p>
      <text:p text:style-name="P33"><text:tab/>$html .= 'Anda mengakses dengan method ' . Request::method();</text:p>
      <text:p text:style-name="P33"><text:tab/>if ( Request::isMethod('delete') ) {</text:p>
      <text:p text:style-name="P33"><text:tab/><text:tab/>$html .= "&lt;br&gt;Anda telah menghapus data.";</text:p>
      <text:p text:style-name="P33"><text:tab/>}</text:p>
      <text:p text:style-name="P33"><text:tab/>return $html;</text:p>
      <text:p text:style-name="P33">});</text:p>
      <text:p text:style-name="P34"/>
      <text:p text:style-name="P35">method spoofing : <text:span text:style-name="T4">Cara kerja method spoofing adalah dengan menggunakan POST request</text:span></text:p>
      <text:p text:style-name="P66">dan menambah key baru bernama _method yang berisi HTTP Verb yang akan kita gunakan.</text:p>
      <text:p text:style-name="P66"/>
      <text:p text:style-name="P36">Parameter dalam routing</text:p>
      <text:p text:style-name="P64"/>
      <text:p text:style-name="P64">Route::get('welcome', function() {</text:p>
      <text:p text:style-name="P64">return "Selamat datang " . $_REQUEST['nama'] . ". Anda luar biasa!";</text:p>
      <text:p text:style-name="P64">});</text:p>
      <text:p text:style-name="P64"/>
      <text:p text:style-name="P64">menambahkan {key} pada route yang kita buat dan melakukan passing ke closure.</text:p>
      <text:p text:style-name="P64"/>
      <text:p text:style-name="P64">Route::get('welcome/{nama}', function($nama) {</text:p>
      <text:p text:style-name="P64">return "Selamat datang " . $nama . ". Anda luar biasa!";</text:p>
      <text:p text:style-name="P64">});</text:p>
      <text:p text:style-name="P64"/>
      <text:p text:style-name="P64">memberikan lebih dari satu parameter. Misalnya, kita berikan parameter</text:p>
      <text:p text:style-name="P64">nama dan asal.</text:p>
      <text:p text:style-name="P64"/>
      <text:p text:style-name="P64">Route::get('welcome/{nama}/{asal}', function($nama, $asal) {</text:p>
      <text:p text:style-name="P64">return "Selamat datang " . $nama . " dari " . $asal . ". Anda luar biasa!";</text:p>
      <text:p text:style-name="P64">});</text:p>
      <text:p text:style-name="P64"/>
      <text:p text:style-name="P36">regex parameter </text:p>
      <text:p text:style-name="P36"/>
      <text:p text:style-name="P65">Kita juga bisa membatasi parameter dalam route dengan regex. Misalnya, variable nama yang tadi</text:p>
      <text:p text:style-name="P65">kita buat akan dibatasi hanya berupa huruf besar dan kecil (tanpa angka dan karakter khusus lain).</text:p>
      <text:p text:style-name="P65"/>
      <text:p text:style-name="P65">Route::get('welcome/{nama}', ['as'=&gt;'home.welcome', function($nama) {</text:p>
      <text:p text:style-name="P65">return "Selamat datang " . $nama . ". Anda luar biasa!";</text:p>
      <text:p text:style-name="P65">}])-&gt;where('nama', '[A-Za-z]+');</text:p>
      <text:p text:style-name="P45"/>
      <text:p text:style-name="P46">Global Pattern </text:p>
      <text:p text:style-name="P67">Ketika parameter tidak sesuai dengan pattern yang kita tentukan, dia akan tetap memunculkan error.</text:p>
      <text:p text:style-name="P67"/>
      <text:p text:style-name="P67">&lt;?php</text:p>
      <text:p text:style-name="P67">Route::pattern('nama', '[A-Za-z]+');</text:p>
      <text:p text:style-name="P67">....</text:p>
      <text:p text:style-name="P69">Route::get('welcome/{nama}', ['as'=&gt;'home.welcome', function($nama) {</text:p>
      <text:p text:style-name="P69">return "Selamat datang " . $nama . ". Anda luar biasa!";</text:p>
      <text:p text:style-name="P69">}]);</text:p>
      <text:p text:style-name="P69"><text:soft-page-break/></text:p>
      <text:p text:style-name="P46">Optional Parameter</text:p>
      <text:p text:style-name="P67">menambahkan membuat key menjadi {key?} dan memberikan nilai default pada closure. Misalnya, kita akan membuat nama menjadi optional dan memberi nilai default Pengunjung , maka route kita ubah menjadi:</text:p>
      <text:p text:style-name="P67"/>
      <text:p text:style-name="P68">Route::get('welcome/{nama?}', function($nama = 'Pengunjung') {</text:p>
      <text:p text:style-name="P68">return "Selamat datang " . $nama . ". Anda luar biasa!";</text:p>
      <text:p text:style-name="P68">});</text:p>
      <text:p text:style-name="P47"/>
      <text:p text:style-name="P48">memahami Name Routes</text:p>
      <text:p text:style-name="P70"><text:tab/>Laravel mengizinkan kita untuk menamai route yang kita buat menggunakan key as . Misalnya, route welcome yang sebelumnya mau kita namai home.welcome maka syntaxnya kita ubah menjadi:</text:p>
      <text:p text:style-name="P70"/>
      <text:p text:style-name="P70">Route::get('welcome/{nama?}', ['as'=&gt;'home.welcome', function($nama = 'Pengunjun\g') {</text:p>
      <text:p text:style-name="P70"><text:tab/>return "Selamat datang " . $nama . ". Anda luar biasa!";</text:p>
      <text:p text:style-name="P70">}]);</text:p>
      <text:p text:style-name="P70"/>
      <text:p text:style-name="P70">penggunaan name routes :</text:p>
      <text:p text:style-name="P70"><text:tab/>contoh pembuatan URL manual</text:p>
      <text:p text:style-name="P70">echo '&lt;a href="/welcome"&gt;Kunjungi Halaman Welcome&lt;/a&gt;';</text:p>
      <text:p text:style-name="P70"><text:tab/>contoh pembuatan URL dengan named route</text:p>
      <text:p text:style-name="P70">echo 'Kunjungi &lt;a href="'.route('home.welcome').'"&gt;Halaman Welcome&lt;/a&gt;';</text:p>
      <text:p text:style-name="P48"/>
      <text:p text:style-name="P48">Route Groups</text:p>
      <text:p text:style-name="P70">- Route prefix</text:p>
      <text:p text:style-name="P70"><text:tab/>Sesuai namanya, route prefix akan mengizinkan kita untuk membuat URL dengan awalan. Misalnya, jika kita ingin membuat route /dashboard/settings , /dashboard/profile dan dashboard/inbox , kita dapat mengelompokkannya dengan prefix dashboard seperti berikut:</text:p>
      <text:p text:style-name="P70"/>
      <text:p text:style-name="P70">Route::group(['prefix'=&gt;'dashboard'], function() {</text:p>
      <text:p text:style-name="P70"><text:tab/>Route::get('settings', function() {</text:p>
      <text:p text:style-name="P70"><text:tab/><text:tab/>return 'halaman dashboard &gt; settings';</text:p>
      <text:p text:style-name="P70"><text:tab/>});</text:p>
      <text:p text:style-name="P70"><text:tab/>Route::get('profile', function() {</text:p>
      <text:p text:style-name="P70"><text:tab/><text:tab/>return 'halaman dashboard &gt; profile';</text:p>
      <text:p text:style-name="P70"><text:tab/>});</text:p>
      <text:p text:style-name="P70"><text:tab/>Route::get('inbox', function() {</text:p>
      <text:p text:style-name="P70"><text:tab/><text:tab/>return 'halaman dashboard &gt; inbox';</text:p>
      <text:p text:style-name="P70"><text:tab/>});</text:p>
      <text:p text:style-name="P70">});</text:p>
      <text:p text:style-name="P48"/>
      <text:p text:style-name="P49">Subdomain Routing</text:p>
      <text:p text:style-name="P71"><text:tab/>Jika kita menggunakan aplikasi misalnya Slack, biasanya setelah signup kita memiliki domainsendiri misalnya malescast.slack.com , bukularavel.slack.com , dsb. Di Laravel, kita dapat mem-buat fitur dengan menggunakan Subdomain Routing</text:p>
      <text:p text:style-name="P71"/>
      <text:p text:style-name="P72">etc/hosts atau C:WindowsSystem32Drivers\etc\hosts</text:p>
      <text:p text:style-name="P72">192.168.10.10 <text:s text:c="22"/>kiki.fakebook.dev <text:s text:c="56"/></text:p>
      <text:p text:style-name="P72">192.168.10.10 <text:s text:c="22"/>joni.fakebook.dev</text:p>
      <text:p text:style-name="P71"/>
      <text:p text:style-name="P71"><text:soft-page-break/></text:p>
      <text:p text:style-name="P71">Route::group(['domain' =&gt; '{account}.myapp.com'], function()</text:p>
      <text:p text:style-name="P71">{</text:p>
      <text:p text:style-name="P71"><text:tab/>Route::get('user/{id}', function($account, $id)</text:p>
      <text:p text:style-name="P71"><text:tab/>{</text:p>
      <text:p text:style-name="P71"><text:tab/><text:tab/>//</text:p>
      <text:p text:style-name="P71"><text:tab/>});</text:p>
      <text:p text:style-name="P71">});</text:p>
      <text:p text:style-name="P71"/>
      <text:p text:style-name="P73"><text:tab/>Mari kita lanjut ke case kedua, menampilkan profile. Untuk memudahkan, mari kita simpan semua data user dalam array. Kemudian, kita passing array ini ke closure di route untuk menampilkan profile.</text:p>
      <text:p text:style-name="P73"/>
      <text:p text:style-name="P73">Route::group(['domain' =&gt; '{username}.fakebook.dev'], function()</text:p>
      <text:p text:style-name="P73">{</text:p>
      <text:p text:style-name="P73"><text:tab/>....</text:p>
      <text:p text:style-name="P73"><text:tab/>$data_user = [</text:p>
      <text:p text:style-name="P73"><text:tab/><text:tab/>'joni' =&gt; [</text:p>
      <text:p text:style-name="P73"><text:tab/><text:tab/><text:tab/>'profile' =&gt; 'Seorang programmer imut.',</text:p>
      <text:p text:style-name="P73"><text:tab/><text:tab/><text:tab/>'status' =&gt; ['Gue keren!', 'Gue keren bgt!', 'Top dah!']</text:p>
      <text:p text:style-name="P73"><text:tab/>],</text:p>
      <text:p text:style-name="P73"><text:tab/><text:tab/>'kiki' =&gt; [</text:p>
      <text:p text:style-name="P73"><text:tab/><text:tab/><text:tab/>'profile' =&gt; 'Seorang programmer cute.',</text:p>
      <text:p text:style-name="P73"><text:tab/><text:tab/><text:tab/>'status' =&gt; ['Mantap!', 'Hari ini luar biasa!', 'Cemungut ea..']</text:p>
      <text:p text:style-name="P73"><text:tab/><text:tab/>]</text:p>
      <text:p text:style-name="P73"><text:tab/>];</text:p>
      <text:p text:style-name="P73"/>
      <text:p text:style-name="P73">Route::get('profile', function($username) use ($data_user)</text:p>
      <text:p text:style-name="P73"><text:tab/>{</text:p>
      <text:p text:style-name="P73"><text:tab/>return $data_user[$username]['profile'];</text:p>
      <text:p text:style-name="P73"><text:tab/>});</text:p>
      <text:p text:style-name="P73">});</text:p>
      <text:p text:style-name="P73"/>
      <text:p text:style-name="P74"><text:tab/>Untuk case ketiga, menampilkan status, kita juga akan menggunakan array yang telah dibuat tadi.</text:p>
      <text:p text:style-name="P74"/>
      <text:p text:style-name="P74">Route::group(['domain' =&gt; '{username}.fakebook.dev'], function()</text:p>
      <text:p text:style-name="P74">{</text:p>
      <text:p text:style-name="P74">....</text:p>
      <text:p text:style-name="P74"><text:tab/>Route::get('status/{id}', function($username, $id) use ($data_user)</text:p>
      <text:p text:style-name="P74"><text:tab/><text:tab/>{</text:p>
      <text:p text:style-name="P74"><text:tab/><text:tab/>return $username . ' menulis : ' . $data_user[$username]['status'][$id];</text:p>
      <text:p text:style-name="P74"><text:tab/>});</text:p>
      <text:p text:style-name="P74">});</text:p>
      <text:p text:style-name="P74"/>
      <text:p text:style-name="P74"/>
      <text:p text:style-name="P74"/>
      <text:p text:style-name="P74"/>
      <text:p text:style-name="P74"/>
      <text:p text:style-name="P74"/>
      <text:p text:style-name="P74"/>
      <text:p text:style-name="P50"/>
      <text:p text:style-name="P52"><text:soft-page-break/>Mengakses Database</text:p>
      <text:p text:style-name="P51"/>
      <text:p text:style-name="P51">Migrations</text:p>
      <text:p text:style-name="P75">vagrant@homestead:~/Code/sample-database$ php artisan make:migration create_products_table</text:p>
      <text:p text:style-name="P75"/>
      <text:p text:style-name="P75"><text:tab/>Mari kita buat migration baru untuk membuat table customers . Kali ini mari kita gunakan opsi --create agar Laravel menyediakan template untuk membuat table baru:</text:p>
      <text:p text:style-name="P75"/>
      <text:p text:style-name="P75">vagrant@homestead:~/Code/sample-database$ php artisan make:migration --create="customers" create_customers_table</text:p>
      <text:p text:style-name="P75"/>
      <text:p text:style-name="P76">vagrant@homestead:~/Code/sample-database$ php artisan make:migration create_orders_tables</text:p>
      <text:p text:style-name="P76"/>
      <text:p text:style-name="P76"><text:tab/>Kita juga dapat menggunakan migration untuk merubah struktur table. Untuk itu, kita harus</text:p>
      <text:p text:style-name="P76">menggunakan Schema::table() pada Schema Builder . Pada contoh diatas, kita belum menambah</text:p>
      <text:p text:style-name="P76">relationship di table orders dan orders_products .</text:p>
      <text:p text:style-name="P76"/>
      <text:p text:style-name="P76">vagrant@homestead:~/Code/sample-database$ php artisan make:migration --table="orders" add_relationships_to_orders_table</text:p>
      <text:p text:style-name="P76"/>
      <text:p text:style-name="P77">Agar kita dapat menjalankan method change() , kita perlu menambah doctrine/dbal dengan</text:p>
      <text:p text:style-name="P77">composer:</text:p>
      <text:p text:style-name="P77">vagrant@homestead:~/Code/sample-database$ composer require doctrine/dbal</text:p>
      <text:p text:style-name="P53"/>
      <text:p text:style-name="P54">Basis CRUD JQUERY</text:p>
      <text:p text:style-name="P54"/>
      <text:p text:style-name="P54">Insert</text:p>
      <text:p text:style-name="P78">Untuk melakukan query insert dengan perintah DB::insert() .</text:p>
      <text:p text:style-name="P78"/>
      <text:p text:style-name="P78">vagrant@homestead:~/Code/sample-database$ php artisan tinker</text:p>
      <text:p text:style-name="P78">Psy Shell v0.4.1 (PHP 5.6.6-1+deb.sury.org~utopic+1 — cli) by Justin Hileman</text:p>
      <text:p text:style-name="P78">&gt;&gt;&gt; DB::insert('insert into products (name, description, price, stock) values (?\</text:p>
      <text:p text:style-name="P78">, ?, ?, ?)', ["Brio Satya A", "Tipe Manual", 114900000, 11]);</text:p>
      <text:p text:style-name="P78">=&gt; true</text:p>
      <text:p text:style-name="P78"/>
      <text:p text:style-name="P78">Contoh diatas menggunakan placeholder binding . Kita juga bisa menggunakan named binding</text:p>
      <text:p text:style-name="P78">dengan perintah:</text:p>
      <text:p text:style-name="P78">&gt;&gt;&gt; DB::insert('insert into products (name, description, price, stock) values (:\</text:p>
      <text:p text:style-name="P78">mobil, :penjelasan, :harga, :stok)', ["mobil"=&gt;"Jazz RS", "penjelasan"=&gt;"Tipe CV\</text:p>
      <text:p text:style-name="P78">T", "harga"=&gt;252000000, "stok"=&gt;7]);</text:p>
      <text:p text:style-name="P78">=&gt; true</text:p>
      <text:p text:style-name="P54"/>
      <text:p text:style-name="P55">Select</text:p>
      <text:p text:style-name="P79">Untuk melakukan query select dengan perintah DB::select() .</text:p>
      <text:p text:style-name="P78"/>
      <text:p text:style-name="P79">&gt;&gt;&gt; DB::select('select * from products');</text:p>
      <text:p text:style-name="P79">=&gt; [</text:p>
      <text:p text:style-name="P79"><text:tab/>&lt;stdClass #000000002bb439d200000000570861d8&gt; {</text:p>
      <text:p text:style-name="P79"><text:tab/><text:tab/>id: 1,</text:p>
      <text:p text:style-name="P79"><text:tab/><text:tab/>name: "Brio Satya A",</text:p>
      <text:p text:style-name="P79"><text:tab/><text:tab/>description: "Tipe Manual",</text:p>
      <text:p text:style-name="P79"><text:tab/><text:tab/>price: 114900000,</text:p>
      <text:p text:style-name="P79"><text:soft-page-break/><text:tab/><text:tab/>stock: 11</text:p>
      <text:p text:style-name="P79"><text:tab/>},</text:p>
      <text:p text:style-name="P79"><text:tab/>&lt;stdClass #000000002bb439d300000000570861d8&gt; {</text:p>
      <text:p text:style-name="P79"><text:tab/><text:tab/>id: 2,</text:p>
      <text:p text:style-name="P79"><text:tab/><text:tab/>name: "Jazz RS",</text:p>
      <text:p text:style-name="P79"><text:tab/><text:tab/>description: "Tipe CVT",</text:p>
      <text:p text:style-name="P79"><text:tab/><text:tab/>price: 252000000,</text:p>
      <text:p text:style-name="P79"><text:tab/><text:tab/>stock: 7</text:p>
      <text:p text:style-name="P79"><text:tab/>}</text:p>
      <text:p text:style-name="P79">]</text:p>
      <text:p text:style-name="P55"/>
      <text:p text:style-name="P56">Update</text:p>
      <text:p text:style-name="P80">Untuk melakukan query update dengan perintah DB::update() . </text:p>
      <text:p text:style-name="P80"/>
      <text:p text:style-name="P80">&gt;&gt;&gt; DB::update('update products set name = :name, price = :price where id = :id'\</text:p>
      <text:p text:style-name="P80">, ['name'=&gt;'Brio Sport E', 'price'=&gt;190000000, 'id'=&gt;1]);</text:p>
      <text:p text:style-name="P80">=&gt; 1</text:p>
      <text:p text:style-name="P80"/>
      <text:p text:style-name="P80">Kita dapat mengecek hasilnya:</text:p>
      <text:p text:style-name="P80">&gt;&gt;&gt; DB::select('select * from products where id = 1');</text:p>
      <text:p text:style-name="P80">=&gt; [</text:p>
      <text:p text:style-name="P80"><text:tab/>&lt;stdClass #000000002bb4392d00000000570861d8&gt; {</text:p>
      <text:p text:style-name="P80"><text:tab/><text:tab/>id: 1,</text:p>
      <text:p text:style-name="P80"><text:tab/><text:tab/>name: "Brio Sport E",</text:p>
      <text:p text:style-name="P80"><text:tab/><text:tab/>description: "Tipe Manual",</text:p>
      <text:p text:style-name="P80"><text:tab/><text:tab/>price: 190000000,</text:p>
      <text:p text:style-name="P80"><text:tab/><text:tab/>stock: 11</text:p>
      <text:p text:style-name="P80"><text:tab/>}</text:p>
      <text:p text:style-name="P80"><text:tab/>]</text:p>
      <text:p text:style-name="P80"/>
      <text:p text:style-name="P80"/>
      <text:p text:style-name="P56">Delete</text:p>
      <text:p text:style-name="P80">Untuk melakukan query delete dengan perintah DB::delete() .Mengakses Database</text:p>
      <text:p text:style-name="P80"/>
      <text:p text:style-name="P80">&gt;&gt;&gt; DB::delete('delete from products where id = :id', ['id'=&gt;1]);</text:p>
      <text:p text:style-name="P80">=&gt; 1</text:p>
      <text:p text:style-name="P56"/>
      <text:p text:style-name="P56">General Statement</text:p>
      <text:p text:style-name="P81">&gt;&gt;&gt; DB::statement('alter table products drop stock');</text:p>
      <text:p text:style-name="P81">=&gt; true</text:p>
      <text:p text:style-name="P81"/>
      <text:p text:style-name="P80">Kita dapat mengecek kolom yang terbuat dengan method Schema::getColumnListing() pada</text:p>
      <text:p text:style-name="P80">Schema Builder:</text:p>
      <text:p text:style-name="P80"/>
      <text:p text:style-name="P80">&gt;&gt;&gt; Schema::getColumnListing('products');</text:p>
      <text:p text:style-name="P80">=&gt; [</text:p>
      <text:p text:style-name="P80"><text:tab/>"id",</text:p>
      <text:p text:style-name="P80"><text:tab/>"name",</text:p>
      <text:p text:style-name="P80"><text:tab/>"description",</text:p>
      <text:p text:style-name="P80"><text:tab/>"price"</text:p>
      <text:p text:style-name="P80">]</text:p>
      <text:p text:style-name="P56"/>
      <text:p text:style-name="P57"><text:soft-page-break/>RAW QUERY</text:p>
      <text:p text:style-name="P81">&gt;&gt;&gt; DB::insert( DB::raw('insert into products (name, description, price) values \</text:p>
      <text:p text:style-name="P81">("CR-V", CONCAT("I-VTEC Manual. Diinput tanggal ", NOW()), 395000000)') );</text:p>
      <text:p text:style-name="P81">=&gt; true</text:p>
      <text:p text:style-name="P81"/>
      <text:p text:style-name="P81">Kemudian kita cek:</text:p>
      <text:p text:style-name="P81"><text:tab/></text:p>
      <text:p text:style-name="P81">&gt;&gt;&gt; DB::select('select * from products where name = :name', ['name'=&gt;'CR-V']);</text:p>
      <text:p text:style-name="P81">=&gt; [</text:p>
      <text:p text:style-name="P81"><text:tab/>&lt;stdClass #000000002bb4393b00000000570861d8&gt; {</text:p>
      <text:p text:style-name="P81"><text:tab/><text:tab/>id: 4,</text:p>
      <text:p text:style-name="P81"><text:tab/><text:tab/>name: "CR-V",</text:p>
      <text:p text:style-name="P81"><text:tab/><text:tab/>description: "I-VTEC Manual. Diinput tanggal 2015-04-17 00:36:46",</text:p>
      <text:p text:style-name="P81"><text:tab/><text:tab/>price: 395000000</text:p>
      <text:p text:style-name="P81">}</text:p>
      <text:p text:style-name="P81">]</text:p>
      <text:p text:style-name="P57"/>
      <text:p text:style-name="P57">Database Seed<text:span text:style-name="T5">er</text:span></text:p>
      <text:p text:style-name="P82">database/seeds/ProductsTableSeeder.php</text:p>
      <text:p text:style-name="P82"/>
      <text:p text:style-name="P82">public function run()</text:p>
      <text:p text:style-name="P82">{</text:p>
      <text:p text:style-name="P82">DB::insert('insert into products (name, price, stock) values (:name, :price, :stock)', [</text:p>
      <text:p text:style-name="P82"><text:tab/>'name' =&gt; "Brio Sport E",</text:p>
      <text:p text:style-name="P82"><text:tab/>'price' =&gt; 180000000,</text:p>
      <text:p text:style-name="P82"><text:tab/>'stock' =&gt; 14</text:p>
      <text:p text:style-name="P82">]);</text:p>
      <text:p text:style-name="P81"/>
      <text:p text:style-name="P82">Laravel akan memanggil class DatabaseSeeder . Pada class ini, kita bisa memanggil class yang lain dengan perintah $this-&gt;call('nama class') .</text:p>
      <text:p text:style-name="P82"/>
      <text:p text:style-name="P58"/>
      <text:p text:style-name="P59">Data Random</text:p>
      <text:p text:style-name="P90">database/seeds/ProductsTableSeeder.php</text:p>
      <text:p text:style-name="P90">....</text:p>
      <text:p text:style-name="P90">public function run()</text:p>
      <text:p text:style-name="P90">{</text:p>
      <text:p text:style-name="P90"><text:tab/>$products = ["Accord", "Civic", "City", "CR-V", "Jazz", "Freed", "Mobilio"];</text:p>
      <text:p text:style-name="P90"><text:tab/>$descriptions = ["Tipe manual", "Tipe Otomatis"];</text:p>
      <text:p text:style-name="P90"/>
      <text:p text:style-name="P90"><text:tab/>foreach ($products as $product) {</text:p>
      <text:p text:style-name="P90"><text:tab/><text:tab/>DB::insert('insert into products (name, description, price, stock) value\</text:p>
      <text:p text:style-name="P90">s (:name, :description, :price, :stock)', [</text:p>
      <text:p text:style-name="P90"><text:tab/><text:tab/>'name' =&gt; $product,</text:p>
      <text:p text:style-name="P90"><text:tab/><text:tab/>'description' =&gt; $descriptions[rand(0,1)],</text:p>
      <text:p text:style-name="P90"><text:tab/><text:tab/>'price' =&gt; rand(100,800) * 1000000,</text:p>
      <text:p text:style-name="P90"><text:tab/><text:tab/>'stock' =&gt; rand(10,40)</text:p>
      <text:p text:style-name="P90"><text:tab/>]);</text:p>
      <text:p text:style-name="P90">}</text:p>
      <text:p text:style-name="P90"><text:tab/><text:tab/>$this-&gt;command-&gt;info('Berhasil menambah mobil!');</text:p>
      <text:p text:style-name="P90">}</text:p>
      <text:p text:style-name="P90"/>
      <text:p text:style-name="P59"><text:soft-page-break/></text:p>
      <text:p text:style-name="P60">Faker</text:p>
      <text:p text:style-name="P60"/>
      <text:p text:style-name="P91"><text:tab/>Untuk menggunakan Faker, kita harus mendownloadnya dengan composer:</text:p>
      <text:p text:style-name="P91"/>
      <text:p text:style-name="P91">vagrant@homestead:~/Code/sample-database$ composer require fzaninotto/faker</text:p>
      <text:p text:style-name="P91">Using version ~1.4 for fzaninotto/faker</text:p>
      <text:p text:style-name="P91"/>
      <text:p text:style-name="P92">Beberapa hal yang bisa dibuat secara acak oleh Faker diantaranya nama, alamat, nomor</text:p>
      <text:p text:style-name="P92">telepon, kota, negara,</text:p>
      <text:p text:style-name="P92"/>
      <text:p text:style-name="P92">&lt;?php</text:p>
      <text:p text:style-name="P92">use Faker\Factory as Faker;</text:p>
      <text:p text:style-name="P92">use Illuminate\Database\Seeder;</text:p>
      <text:p text:style-name="P92"/>
      <text:p text:style-name="P92">class CustomersTableSeeder extends Seeder {</text:p>
      <text:p text:style-name="P92"/>
      <text:p text:style-name="P92">public function run()</text:p>
      <text:p text:style-name="P92">{</text:p>
      <text:p text:style-name="P92"><text:tab/>$faker = Faker::create();</text:p>
      <text:p text:style-name="P92"><text:tab/>foreach ( range(1,10) as $index ) {</text:p>
      <text:p text:style-name="P92"><text:tab/><text:tab/>DB::insert('insert into customers (name, phone, address) values (:name, :phone, <text:tab/>:address)', [</text:p>
      <text:p text:style-name="P92"><text:tab/><text:tab/>'name' =&gt; $faker-&gt;name,</text:p>
      <text:p text:style-name="P92"><text:tab/><text:tab/>'phone' =&gt; $faker-&gt;phoneNumber,</text:p>
      <text:p text:style-name="P92"><text:tab/><text:tab/>'address' =&gt; $faker-&gt;address</text:p>
      <text:p text:style-name="P92"><text:tab/>]);</text:p>
      <text:p text:style-name="P92"><text:tab/>}</text:p>
      <text:p text:style-name="P92"><text:tab/><text:tab/>$this-&gt;command-&gt;info('Berhasil menambah customer!');</text:p>
      <text:p text:style-name="P92"><text:tab/>}</text:p>
      <text:p text:style-name="P92">}</text:p>
      <text:p text:style-name="P92"/>
      <text:p text:style-name="P93">Terlihat disini, untuk menggunakan Faker, kita mengimportnya terlebih dahulu dengan use Faker\Factory as Faker; kemudian membuat object Faker dengan $faker = Faker::create()</text:p>
      <text:p text:style-name="P61"/>
      <text:p text:style-name="P62">Refresh + Seed</text:p>
      <text:p text:style-name="P83">vagrant@homestead:~/Code/sample-database$ php artisan migrate:refresh –seed</text:p>
      <text:p text:style-name="P62"/>
      <text:p text:style-name="P62">Query Builder</text:p>
      <text:p text:style-name="P84">output yang dihasilkan bukan berupa arrayMengakses Database object stdClass, tapi berupa object Illuminate/Database/Query/Builder.</text:p>
      <text:p text:style-name="P84"><text:tab/></text:p>
      <text:p text:style-name="P63"><text:tab/><text:span text:style-name="T6">Select :</text:span></text:p>
      <text:p text:style-name="P85">Berikut ini beberapa contoh penggunaan query select dengan Query Builder.</text:p>
      <text:p text:style-name="P85"><text:tab/><text:tab/></text:p>
      <text:p text:style-name="P85"><text:tab/><text:tab/>- Mengambil semua baris:</text:p>
      <text:p text:style-name="P85"/>
      <text:p text:style-name="P85">vagrant@homestead:~/Code/sample-database$ php artisan tinker</text:p>
      <text:p text:style-name="P85">Psy Shell v0.4.1 (PHP 5.6.6-1+deb.sury.org~utopic+1 — cli) by Justin Hileman</text:p>
      <text:p text:style-name="P85">&gt;&gt;&gt; DB::table('products')-&gt;get();</text:p>
      <text:p text:style-name="P85">=&gt; [</text:p>
      <text:p text:style-name="P85"><text:tab/>&lt;stdClass #000000005acea6e600000000521d741e&gt; {</text:p>
      <text:p text:style-name="P85"><text:soft-page-break/><text:tab/><text:tab/>id: 1,</text:p>
      <text:p text:style-name="P85"><text:tab/><text:tab/>name: "Accord",</text:p>
      <text:p text:style-name="P85"><text:tab/><text:tab/>description: "Tipe Otomatis",</text:p>
      <text:p text:style-name="P85"><text:tab/><text:tab/>price: 459000000,</text:p>
      <text:p text:style-name="P85"><text:tab/><text:tab/>stock: 33</text:p>
      <text:p text:style-name="P85"><text:tab/>},</text:p>
      <text:p text:style-name="P85"><text:tab/>&lt;stdClass #000000005acea6e400000000521d741e&gt; {</text:p>
      <text:p text:style-name="P85"><text:tab/><text:tab/>id: 2,</text:p>
      <text:p text:style-name="P85"><text:tab/><text:tab/>name: "Civic",</text:p>
      <text:p text:style-name="P85"><text:tab/><text:tab/>description: "Tipe manual",</text:p>
      <text:p text:style-name="P85"><text:tab/><text:tab/>price: 413000000,</text:p>
      <text:p text:style-name="P85"><text:tab/><text:tab/>stock: 30</text:p>
      <text:p text:style-name="P85"><text:tab/>},</text:p>
      <text:p text:style-name="P85">]</text:p>
      <text:p text:style-name="P86"><text:tab/><text:tab/></text:p>
      <text:p text:style-name="P86"><text:tab/><text:tab/>- Mengambil baris pertama dari hasil query :</text:p>
      <text:p text:style-name="P86"/>
      <text:p text:style-name="P86">&gt;&gt;&gt; DB::table('products')-&gt;first();</text:p>
      <text:p text:style-name="P86">=&gt; &lt;stdClass #000000005acea6e700000000521d741e&gt; {</text:p>
      <text:p text:style-name="P86"><text:tab/><text:tab/>id: 1,</text:p>
      <text:p text:style-name="P86"><text:tab/><text:tab/>name: "Accord",</text:p>
      <text:p text:style-name="P86"><text:tab/><text:tab/>description: "Tipe Otomatis",</text:p>
      <text:p text:style-name="P86"><text:tab/><text:tab/>price: 459000000,</text:p>
      <text:p text:style-name="P86"><text:tab/><text:tab/>stock: 33</text:p>
      <text:p text:style-name="P86"><text:tab/>}</text:p>
      <text:p text:style-name="P86"/>
      <text:p text:style-name="P86">Jika hanya hendak mengambil record dari id tertentu, kita dapat menggunakan find() :</text:p>
      <text:p text:style-name="P86">&gt;&gt;&gt; DB::table('products')-&gt;find(5);</text:p>
      <text:p text:style-name="P86">=&gt; &lt;stdClass #000000002c234963000000001c4bf9d4&gt; {</text:p>
      <text:p text:style-name="P86"><text:tab/><text:tab/>id: 5,</text:p>
      <text:p text:style-name="P86"><text:tab/><text:tab/>name: "Jazz",</text:p>
      <text:p text:style-name="P86"><text:tab/><text:tab/>description: "Tipe Otomatis",</text:p>
      <text:p text:style-name="P86"><text:tab/><text:tab/>price: 754000000,</text:p>
      <text:p text:style-name="P86"><text:tab/><text:tab/>stock: 23</text:p>
      <text:p text:style-name="P86"><text:tab/>}</text:p>
      <text:p text:style-name="P86"/>
      <text:p text:style-name="P87"><text:tab/><text:tab/>- Lists, Menampilkan isian 1 kolom tertentu:</text:p>
      <text:p text:style-name="P87"/>
      <text:p text:style-name="P87">&gt;&gt;&gt; DB::table('products')-&gt;lists('name');</text:p>
      <text:p text:style-name="P87">=&gt; [</text:p>
      <text:p text:style-name="P87"><text:tab/>"Accord",</text:p>
      <text:p text:style-name="P87"><text:tab/>"Civic",</text:p>
      <text:p text:style-name="P87"><text:tab/>"City",</text:p>
      <text:p text:style-name="P87"><text:tab/>"CR-V",</text:p>
      <text:p text:style-name="P87"><text:tab/>"Jazz",</text:p>
      <text:p text:style-name="P87"><text:tab/>"Freed",</text:p>
      <text:p text:style-name="P87"><text:tab/>"Mobilio"</text:p>
      <text:p text:style-name="P87">]</text:p>
      <text:p text:style-name="P87"/>
      <text:p text:style-name="P88">Perintah diatas, akan memberikan output berupa array 1 dimensi. Kita juga dapat menampilkan</text:p>
      <text:p text:style-name="P88">outputnya menjadi array asosiatif dengan key berupa field lain. Misalnya, kita jadikan key nya</text:p>
      <text:p text:style-name="P88">berupa Id dari record:</text:p>
      <text:p text:style-name="P88"><text:soft-page-break/>&gt;&gt;&gt; DB::table('products')-&gt;lists('name', 'id');</text:p>
      <text:p text:style-name="P88">=&gt; [</text:p>
      <text:p text:style-name="P88"><text:tab/>1 =&gt; "Accord",</text:p>
      <text:p text:style-name="P88"><text:tab/>2 =&gt; "Civic",</text:p>
      <text:p text:style-name="P88"><text:tab/>3 =&gt; "City",</text:p>
      <text:p text:style-name="P88"><text:tab/>4 =&gt; "CR-V",</text:p>
      <text:p text:style-name="P88"><text:tab/>5 =&gt; "Jazz",</text:p>
      <text:p text:style-name="P88"><text:tab/>6 =&gt; "Freed",</text:p>
      <text:p text:style-name="P88"><text:tab/>7 =&gt; "Mobilio"</text:p>
      <text:p text:style-name="P88">]</text:p>
      <text:p text:style-name="P88"/>
      <text:p text:style-name="P96"><text:tab/><text:tab/>- Pluck, Menampilkan hanya 1 kolom dari baris pertama:</text:p>
      <text:p text:style-name="P96"/>
      <text:p text:style-name="P96">Cara ini memang valid. Tapi, ada cara yang lebih elegan yaitu menggunakan pluck()</text:p>
      <text:p text:style-name="P96">&gt;&gt;&gt; DB::table('products')-&gt;pluck('name');</text:p>
      <text:p text:style-name="P96">=&gt; "Accord"</text:p>
      <text:p text:style-name="P96"/>
      <text:p text:style-name="P96"><text:tab/><text:tab/>- Menampilkan isian beberapa kolom:</text:p>
      <text:p text:style-name="P96"/>
      <text:p text:style-name="P96">&gt;&gt;&gt; DB::table('products')-&gt;select('name', 'stock')-&gt;get();</text:p>
      <text:p text:style-name="P96">=&gt; [</text:p>
      <text:p text:style-name="P96"><text:tab/>&lt;stdClass #000000005acea6e800000000521d741e&gt; {</text:p>
      <text:p text:style-name="P96"><text:tab/><text:tab/>name: "Accord",</text:p>
      <text:p text:style-name="P96"><text:tab/><text:tab/>stock: 33</text:p>
      <text:p text:style-name="P96"><text:tab/>},</text:p>
      <text:p text:style-name="P96"><text:tab/>&lt;stdClass #000000005acea6eb00000000521d741e&gt; {</text:p>
      <text:p text:style-name="P96"><text:tab/><text:tab/>name: "Civic",</text:p>
      <text:p text:style-name="P96"><text:tab/><text:tab/>stock: 30</text:p>
      <text:p text:style-name="P96"><text:tab/>},</text:p>
      <text:p text:style-name="P96">....</text:p>
      <text:p text:style-name="P96">]</text:p>
      <text:p text:style-name="P96"/>
      <text:p text:style-name="P98">Adakalanya kita ingin menambah kolom yang akan ditampilkan berdasarkan kondisi tertentu.</text:p>
      <text:p text:style-name="P98">Untuk itu, kita dapat menggunakan addSelect()</text:p>
      <text:p text:style-name="P96"/>
      <text:p text:style-name="P98">&gt;&gt;&gt; $products = DB::table('products')-&gt;select('name', 'stock');</text:p>
      <text:p text:style-name="P98">=&gt; &lt;Illuminate\Database\Query\Builder #000000005acea6e300000000521d741e&gt; {</text:p>
      <text:p text:style-name="P98"><text:tab/>aggregate: null,</text:p>
      <text:p text:style-name="P98"><text:tab/>columns: [</text:p>
      <text:p text:style-name="P98"><text:tab/><text:tab/>"name",</text:p>
      <text:p text:style-name="P98"><text:tab/><text:tab/>"stock"</text:p>
      <text:p text:style-name="P98"><text:tab/>],</text:p>
      <text:p text:style-name="P98"><text:tab/>distinct: false,</text:p>
      <text:p text:style-name="P98"><text:tab/>from: "products",</text:p>
      <text:p text:style-name="P98">....</text:p>
      <text:p text:style-name="P98">}</text:p>
      <text:p text:style-name="P97"/>
      <text:p text:style-name="P99">Jika kita ingin menambah kolom yang akan ditampilkan misalnya kolom price , syntaxnya akan</text:p>
      <text:p text:style-name="P99">seperti berikut:</text:p>
      <text:p text:style-name="P99">&gt;&gt;&gt; $products-&gt;addSelect('price')-&gt;get();</text:p>
      <text:p text:style-name="P99">=&gt; [</text:p>
      <text:p text:style-name="P99">&lt;stdClass #000000005acea6e200000000521d741e&gt; {</text:p>
      <text:p text:style-name="P99"><text:soft-page-break/><text:tab/>name: "Accord",</text:p>
      <text:p text:style-name="P99"><text:tab/>stock: 33,</text:p>
      <text:p text:style-name="P99"><text:tab/>price: 459000000</text:p>
      <text:p text:style-name="P99">},</text:p>
      <text:p text:style-name="P99">&lt;stdClass #000000005acea6ef00000000521d741e&gt; {</text:p>
      <text:p text:style-name="P99"><text:tab/>name: "Civic",</text:p>
      <text:p text:style-name="P99"><text:tab/>stock: 30,</text:p>
      <text:p text:style-name="P99"><text:tab/>price: 413000000</text:p>
      <text:p text:style-name="P99">},</text:p>
      <text:p text:style-name="P99">....</text:p>
      <text:p text:style-name="P99">]</text:p>
      <text:p text:style-name="P99"/>
      <text:p text:style-name="P100"><text:tab/><text:tab/>- Chunk, memproses banyak data dengan lebih efisien memory :</text:p>
      <text:p text:style-name="P100"/>
      <text:p text:style-name="P100">Menggunakan chunk sangat bermanfaat ketika kita akan memproses banyak baris dalam database.</text:p>
      <text:p text:style-name="P101">Penggunaan akan meminimalkan penggunaan memory dalam eksekusi script yang kita buat.<text:span text:style-name="T7">Untuk</text:span></text:p>
      <text:p text:style-name="P102">menunjukkan manfaatnya, mari kita buat 10.000 data pada table products dengan membuat seeder</text:p>
      <text:p text:style-name="P102">SampleChunkSeeder dengan isi:</text:p>
      <text:p text:style-name="P102"/>
      <text:p text:style-name="P102">public function run()</text:p>
      <text:p text:style-name="P102">{</text:p>
      <text:p text:style-name="P102"><text:tab/>$faker = Faker::create();</text:p>
      <text:p text:style-name="P102"><text:tab/>$products = ["Accord", "Civic", "City", "CR-V", "Jazz", "Freed", "Mobilio"];</text:p>
      <text:p text:style-name="P102"><text:tab/>$descriptions = ["Tipe manual", "Tipe Otomatis"];</text:p>
      <text:p text:style-name="P102"><text:tab/></text:p>
      <text:p text:style-name="P102"><text:tab/><text:tab/>for ( $i=0; $i &lt; 10000; $i++ ) {</text:p>
      <text:p text:style-name="P102"><text:tab/>DB::insert('insert into products (name, description, price, stock) values (:name, :description, :price, :stock)', [</text:p>
      <text:p text:style-name="P102"/>
      <text:p text:style-name="P102"><text:tab/>'name' =&gt; $products[rand(0,6)] . ' ' . $faker-&gt;firstNameMale,</text:p>
      <text:p text:style-name="P102"><text:tab/>'description' =&gt; $descriptions[rand(0,1)],</text:p>
      <text:p text:style-name="P102"><text:tab/>'price' =&gt; rand(100,800) * 1000000,</text:p>
      <text:p text:style-name="P102"><text:tab/>'stock' =&gt; rand(2,40)</text:p>
      <text:p text:style-name="P102"><text:tab/>]);<text:tab/></text:p>
      <text:p text:style-name="P102">}<text:tab/></text:p>
      <text:p text:style-name="P102"><text:tab/>$this-&gt;command-&gt;info('Berhasil 10.000 menambah mobil!');</text:p>
      <text:p text:style-name="P102"><text:tab/>}</text:p>
      <text:p text:style-name="P102">}</text:p>
      <text:p text:style-name="P102"/>
      <text:p text:style-name="P103">Setelah dibuat, mari kita jalankan seeder ini hingga muncul tulisan Berhasil menambah 10.000</text:p>
      <text:p text:style-name="P103">mobil!.</text:p>
      <text:p text:style-name="P103"/>
      <text:p text:style-name="P103">vagrant@homestead:~/Code/sample-database$ php artisan db:seed --class "SampleChu\</text:p>
      <text:p text:style-name="P103">nkSeeder"</text:p>
      <text:p text:style-name="P103"/>
      <text:p text:style-name="P103">Kita buat juga route kedua dengan chunk :</text:p>
      <text:p text:style-name="P103"/>
      <text:p text:style-name="P103">app/Http/routes.php</text:p>
      <text:p text:style-name="P103">....</text:p>
      <text:p text:style-name="P103"><text:tab/>Route::get('/list-stock-chunk', function() {</text:p>
      <text:p text:style-name="P103"><text:tab/><text:tab/>$begin = memory_get_usage();</text:p>
      <text:p text:style-name="P103"><text:tab/><text:tab/>DB::table('products')-&gt;chunk(100, function($products)</text:p>
      <text:p text:style-name="P103"><text:soft-page-break/><text:tab/>{</text:p>
      <text:p text:style-name="P103"><text:tab/><text:tab/>foreach ($products as $product)</text:p>
      <text:p text:style-name="P103"><text:tab/>{</text:p>
      <text:p text:style-name="P103"><text:tab/>if ( $product-&gt;stock &gt; 20 ) {</text:p>
      <text:p text:style-name="P103"><text:tab/><text:tab/>echo $product-&gt;name . ' : ' . $product-&gt;stock . '&lt;br&gt;';</text:p>
      <text:p text:style-name="P103"><text:tab/>}</text:p>
      <text:p text:style-name="P103">}</text:p>
      <text:p text:style-name="P103"><text:tab/>});</text:p>
      <text:p text:style-name="P103"><text:tab/>echo 'Total memory usage : ' . (memory_get_usage() - $begin);</text:p>
      <text:p text:style-name="P103">});</text:p>
      <text:p text:style-name="P103"/>
      <text:p text:style-name="P117"/>
      <text:p text:style-name="P118"><text:tab/>Insert :</text:p>
      <text:p text:style-name="P118"/>
      <text:p text:style-name="P104">Untuk menambah record baru ke table, kita gunakan method insert() dengan parameter berupa</text:p>
      <text:p text:style-name="P104">array asosiatif berisi field yang akan kita isi:</text:p>
      <text:p text:style-name="P104"/>
      <text:p text:style-name="P104">&gt;&gt;&gt; DB::table('products')-&gt;insert(['name'=&gt;'Fortuner','price'=&gt;532700000,'stock'\</text:p>
      <text:p text:style-name="P104">=&gt;12]);</text:p>
      <text:p text:style-name="P104">=&gt; true</text:p>
      <text:p text:style-name="P104"/>
      <text:p text:style-name="P104">Jika diinginkan kita juga dapat mengambil ID yang di-generate dengan method insertGetId() :</text:p>
      <text:p text:style-name="P104">&gt;&gt;&gt; DB::table('products')-&gt;insertGetId(['name'=&gt;'Land Cruiser','price'=&gt;19776000\</text:p>
      <text:p text:style-name="P104">00,'stock'=&gt;20]);</text:p>
      <text:p text:style-name="P104">=&gt;</text:p>
      <text:p text:style-name="P104"/>
      <text:p text:style-name="P104">Jika ingin menambah beberapa record secara sekaligus, bisa dilakukan dengan memberikan beber-</text:p>
      <text:p text:style-name="P104">apa array sebagai parameter:</text:p>
      <text:p text:style-name="P104">&gt;&gt;&gt; DB::table('products')-&gt;insert([['name'=&gt;'Fortuner','price'=&gt;532700000,'stock\</text:p>
      <text:p text:style-name="P104">'=&gt;12], ['name'=&gt;'Land Cruiser','price'=&gt;1977600000,'stock'=&gt;9]]);</text:p>
      <text:p text:style-name="P104">=&gt; true</text:p>
      <text:p text:style-name="P118"/>
      <text:p text:style-name="P118"><text:tab/>Update :</text:p>
      <text:p text:style-name="P104"/>
      <text:p text:style-name="P118"><text:span text:style-name="T4">Untuk mengupdate record, kita dapat menggunakan update() :</text:span></text:p>
      <text:p text:style-name="P104">&gt;&gt;&gt; DB::table('products')-&gt;where('name','Fortuner')-&gt;update(['price'=&gt;400000000,\</text:p>
      <text:p text:style-name="P104">'stock'=&gt;5]);</text:p>
      <text:p text:style-name="P104">=&gt; 2</text:p>
      <text:p text:style-name="P104"/>
      <text:p text:style-name="P104">Akan lebih elegant jika kita menggunakan increment() atau decrement() . Berikut kita buat contoh increment() saja, karena decrement() syntaxnya juga sama. Misalnya kita ingin menambah stock semua mobil sebanyak 1:</text:p>
      <text:p text:style-name="P104"/>
      <text:p text:style-name="P104">&gt;&gt;&gt; DB::table('products')-&gt;increment('stock');</text:p>
      <text:p text:style-name="P104">=&gt; 11</text:p>
      <text:p text:style-name="P104">Menambah stock semua mobil sebanyak 10:</text:p>
      <text:p text:style-name="P104">&gt;&gt;&gt; DB::table('products')-&gt;increment('stock', 10);</text:p>
      <text:p text:style-name="P104">=&gt; 11</text:p>
      <text:p text:style-name="P104">Jika kita ingin menambah stock pada product dengan id tertentu:</text:p>
      <text:p text:style-name="P104">&gt;&gt;&gt; DB::table('products')-&gt;where('id',1)-&gt;increment('stock', 5);</text:p>
      <text:p text:style-name="P104">=&gt; 1</text:p>
      <text:p text:style-name="P104"/>
      <text:p text:style-name="P104"><text:soft-page-break/>Pada saat melakukan penambahan, kita juga dapat mengupdate field yang lain. Misalnya, kita ubah</text:p>
      <text:p text:style-name="P104">kolom description :</text:p>
      <text:p text:style-name="P104">&gt;&gt;&gt; DB::table('products')-&gt;where('id',1)-&gt;increment('stock', 10, ['description'=\</text:p>
      <text:p text:style-name="P104">&gt;'Ditambah 10']);</text:p>
      <text:p text:style-name="P104">=&gt; 1</text:p>
      <text:p text:style-name="P104">&gt;&gt;&gt; DB::table('products')-&gt;find(1);</text:p>
      <text:p text:style-name="P104">=&gt; &lt;stdClass #000000002c234971000000001c4bf9d4&gt; {</text:p>
      <text:p text:style-name="P104"><text:tab/>id: 1,</text:p>
      <text:p text:style-name="P104"><text:tab/>name: "Accord",</text:p>
      <text:p text:style-name="P104"><text:tab/>description: "Ditambah 10",</text:p>
      <text:p text:style-name="P104"><text:tab/>price: 672000000,</text:p>
      <text:p text:style-name="P104"><text:tab/>stock: 61</text:p>
      <text:p text:style-name="P104">}</text:p>
      <text:p text:style-name="P118"/>
      <text:p text:style-name="P119"><text:tab/>Delete :</text:p>
      <text:p text:style-name="P105"/>
      <text:p text:style-name="P105">Untuk menghapus record, kita dapat menggunakan delete() .</text:p>
      <text:p text:style-name="P105"><text:tab/></text:p>
      <text:p text:style-name="P105"><text:tab/>Menghapus record dengan id 5:</text:p>
      <text:p text:style-name="P105">&gt;&gt;&gt; DB::table('products')-&gt;delete(5);</text:p>
      <text:p text:style-name="P105">=&gt; 1</text:p>
      <text:p text:style-name="P105"/>
      <text:p text:style-name="P105"><text:tab/>Menghapus record berdasarkan hasil query:</text:p>
      <text:p text:style-name="P105">&gt;&gt;&gt; DB::table('products')-&gt;where('stock','&lt;',20)-&gt;delete();</text:p>
      <text:p text:style-name="P105">=&gt; 2</text:p>
      <text:p text:style-name="P105"/>
      <text:p text:style-name="P105"><text:tab/>Menghapus isi table:</text:p>
      <text:p text:style-name="P105">&gt;&gt;&gt; DB::table('products')-&gt;delete();</text:p>
      <text:p text:style-name="P105">=&gt; 8</text:p>
      <text:p text:style-name="P119"/>
      <text:p text:style-name="P119">Basic Where</text:p>
      <text:p text:style-name="P105">Berikut beberapa contoh penggunaan where dalam Query Builder.</text:p>
      <text:p text:style-name="P119"><text:tab/></text:p>
      <text:p text:style-name="P119"><text:tab/>Where sederhana</text:p>
      <text:p text:style-name="P105">&gt;&gt;&gt; DB::table('products')-&gt;where('stock', '&gt;', 25)-&gt;get();</text:p>
      <text:p text:style-name="P105">=&gt; [</text:p>
      <text:p text:style-name="P105"><text:tab/>&lt;stdClass #000000002c23496d000000001c4bf9d4&gt; {</text:p>
      <text:p text:style-name="P105"><text:tab/><text:tab/>id: 7,</text:p>
      <text:p text:style-name="P105"><text:tab/><text:tab/>name: "Mobilio",</text:p>
      <text:p text:style-name="P105"><text:tab/><text:tab/>description: "Tipe Otomatis",</text:p>
      <text:p text:style-name="P105"><text:tab/><text:tab/>price: 249000000,</text:p>
      <text:p text:style-name="P105"><text:tab/><text:tab/>stock: 39</text:p>
      <text:p text:style-name="P105">}</text:p>
      <text:p text:style-name="P105">....</text:p>
      <text:p text:style-name="P105">]</text:p>
      <text:p text:style-name="P105"/>
      <text:p text:style-name="P105">Contoh lain..</text:p>
      <text:p text:style-name="P105">&gt;&gt;&gt; DB::table('products')-&gt;where('name','Freed')-&gt;get();</text:p>
      <text:p text:style-name="P105">=&gt; [</text:p>
      <text:p text:style-name="P105"><text:tab/>&lt;stdClass #000000002c23496b000000001c4bf9d4&gt; {</text:p>
      <text:p text:style-name="P105"><text:tab/><text:tab/>id: 6,</text:p>
      <text:p text:style-name="P105"><text:tab/><text:tab/>name: "Freed",</text:p>
      <text:p text:style-name="P105"><text:soft-page-break/><text:tab/><text:tab/>description: "Tipe manual",</text:p>
      <text:p text:style-name="P105"><text:tab/><text:tab/>price: 786000000,</text:p>
      <text:p text:style-name="P105"><text:tab/><text:tab/>stock: 21</text:p>
      <text:p text:style-name="P105"><text:tab/>}</text:p>
      <text:p text:style-name="P105">]</text:p>
      <text:p text:style-name="P105"/>
      <text:p text:style-name="P105">Contoh where dengan like..</text:p>
      <text:p text:style-name="P105">&gt;&gt;&gt; DB::table('products')-&gt;where('name','like','%cr%')-&gt;get();</text:p>
      <text:p text:style-name="P105">=&gt; [</text:p>
      <text:p text:style-name="P105"><text:tab/>&lt;stdClass #000000002c234978000000001c4bf9d4&gt; {</text:p>
      <text:p text:style-name="P105"><text:tab/><text:tab/>id: 4,</text:p>
      <text:p text:style-name="P105"><text:tab/><text:tab/>name: "CR-V",</text:p>
      <text:p text:style-name="P105"><text:tab/><text:tab/>description: "Tipe manual",</text:p>
      <text:p text:style-name="P105"><text:tab/><text:tab/>price: 652000000,</text:p>
      <text:p text:style-name="P105"><text:tab/><text:tab/>stock: 20</text:p>
      <text:p text:style-name="P105"><text:tab/>}</text:p>
      <text:p text:style-name="P105">]</text:p>
      <text:p text:style-name="P119"/>
      <text:p text:style-name="P119"><text:tab/>Where Between</text:p>
      <text:p text:style-name="P119"/>
      <text:p text:style-name="P105">Gunakan whereBetween() untuk memilih data yang memiliki nilai dengan range tertentu. Misalnya,</text:p>
      <text:p text:style-name="P105">kita ingin memfilter products yang memiliki stock 10 - 20:</text:p>
      <text:p text:style-name="P105"/>
      <text:p text:style-name="P105">&gt;&gt;&gt; DB::table('products')-&gt;whereBetween('stock', [10,20])-&gt;get();</text:p>
      <text:p text:style-name="P105">=&gt; [</text:p>
      <text:p text:style-name="P105"><text:tab/>&lt;stdClass #000000002c234970000000001c4bf9d4&gt; {</text:p>
      <text:p text:style-name="P105"><text:tab/><text:tab/>id: 2,</text:p>
      <text:p text:style-name="P105"><text:tab/><text:tab/>name: "Civic",</text:p>
      <text:p text:style-name="P105"><text:tab/><text:tab/>description: "Tipe manual",</text:p>
      <text:p text:style-name="P105"><text:tab/><text:tab/>price: 768000000,</text:p>
      <text:p text:style-name="P105"><text:tab/><text:tab/>stock: 14</text:p>
      <text:p text:style-name="P105"><text:tab/>},</text:p>
      <text:p text:style-name="P105">]</text:p>
      <text:p text:style-name="P105"/>
      <text:p text:style-name="P105">Kebalikan dari whereBetween() , kita dapat menggunakan whereNotBetween() :</text:p>
      <text:p text:style-name="P105"/>
      <text:p text:style-name="P105">&gt;&gt;&gt; DB::table('products')-&gt;whereNotBetween('stock',[10,20])-&gt;get();</text:p>
      <text:p text:style-name="P105">=&gt; [</text:p>
      <text:p text:style-name="P105"><text:tab/>&lt;stdClass #000000002c234972000000001c4bf9d4&gt; {</text:p>
      <text:p text:style-name="P105"><text:tab/><text:tab/>id: 1,</text:p>
      <text:p text:style-name="P105"><text:tab/><text:tab/>name: "Accord",</text:p>
      <text:p text:style-name="P105"><text:tab/><text:tab/>description: "Tipe manual",</text:p>
      <text:p text:style-name="P105"><text:tab/><text:tab/>price: 672000000,</text:p>
      <text:p text:style-name="P105"><text:tab/><text:tab/>stock: 35</text:p>
      <text:p text:style-name="P105"><text:tab/>},</text:p>
      <text:p text:style-name="P105">]</text:p>
      <text:p text:style-name="P119"/>
      <text:p text:style-name="P119"><text:tab/>Where In</text:p>
      <text:p text:style-name="P105">whereIn dapat kita gunakan untuk memfilter kolom dengan array. Misalnya, kita ingin menampilkan record dengan id 4 dan 7:</text:p>
      <text:p text:style-name="P105"/>
      <text:p text:style-name="P105"/>
      <text:p text:style-name="P105"><text:soft-page-break/>&gt;&gt;&gt; DB::table('products')-&gt;whereIn('id',[4,7])-&gt;get();</text:p>
      <text:p text:style-name="P105">=&gt; [</text:p>
      <text:p text:style-name="P105"><text:tab/>&lt;stdClass #000000002c23496c000000001c4bf9d4&gt; {</text:p>
      <text:p text:style-name="P105"><text:tab/><text:tab/>id: 4,</text:p>
      <text:p text:style-name="P105"><text:tab/><text:tab/>name: "CR-V",</text:p>
      <text:p text:style-name="P105"><text:tab/><text:tab/>description: "Tipe manual",</text:p>
      <text:p text:style-name="P105"><text:tab/><text:tab/>price: 652000000,</text:p>
      <text:p text:style-name="P105"><text:tab/><text:tab/>stock: 20</text:p>
      <text:p text:style-name="P105"><text:tab/>},</text:p>
      <text:p text:style-name="P105"/>
      <text:p text:style-name="P105"><text:tab/>&lt;stdClass #000000002c234977000000001c4bf9d4&gt; {</text:p>
      <text:p text:style-name="P105"><text:tab/><text:tab/>id: 7,</text:p>
      <text:p text:style-name="P105"><text:tab/><text:tab/>name: "Mobilio",</text:p>
      <text:p text:style-name="P105"><text:tab/><text:tab/>description: "Tipe Otomatis",</text:p>
      <text:p text:style-name="P105"><text:tab/><text:tab/>price: 249000000,</text:p>
      <text:p text:style-name="P105"><text:tab/><text:tab/>stock: 39</text:p>
      <text:p text:style-name="P105"><text:tab/>}</text:p>
      <text:p text:style-name="P105">]</text:p>
      <text:p text:style-name="P105"/>
      <text:p text:style-name="P105">Kebalikan dari whereIn adalah whereNotIn :</text:p>
      <text:p text:style-name="P105">&gt;&gt;&gt; DB::table('products')-&gt;whereNotIn('id',[4,7])-&gt;get();</text:p>
      <text:p text:style-name="P105">=&gt; [</text:p>
      <text:p text:style-name="P105"><text:tab/>&lt;stdClass #000000002c234986000000001c4bf9d4&gt; {</text:p>
      <text:p text:style-name="P105"><text:tab/><text:tab/>id: 1,</text:p>
      <text:p text:style-name="P105"><text:tab/><text:tab/>name: "Accord",</text:p>
      <text:p text:style-name="P105"><text:tab/><text:tab/>description: "Tipe manual",</text:p>
      <text:p text:style-name="P105"><text:tab/><text:tab/>price: 672000000,</text:p>
      <text:p text:style-name="P105"><text:tab/><text:tab/>stock: 35</text:p>
      <text:p text:style-name="P105">},</text:p>
      <text:p text:style-name="P105"/>
      <text:p text:style-name="P105"><text:tab/>&lt;stdClass #000000002c23497f000000001c4bf9d4&gt; {</text:p>
      <text:p text:style-name="P105"><text:tab/><text:tab/>id: 2,</text:p>
      <text:p text:style-name="P105"><text:tab/><text:tab/>name: "Civic",</text:p>
      <text:p text:style-name="P105"><text:tab/><text:tab/>description: "Tipe manual",</text:p>
      <text:p text:style-name="P105"><text:tab/><text:tab/>price: 768000000,</text:p>
      <text:p text:style-name="P105"><text:tab/><text:tab/>stock: 14</text:p>
      <text:p text:style-name="P105"><text:tab/>},</text:p>
      <text:p text:style-name="P105">]</text:p>
      <text:p text:style-name="P119"/>
      <text:p text:style-name="P119"><text:tab/>Where Null</text:p>
      <text:p text:style-name="P105">Jika kita hendak memfilter record berdasarkan field yang null, dapat menggunakan whereNull() .</text:p>
      <text:p text:style-name="P105">Misalnya, mari kita hapus description pada product:</text:p>
      <text:p text:style-name="P105">&gt;&gt;&gt; DB::update('update products set description = null where id = 2');</text:p>
      <text:p text:style-name="P105">=&gt; 1</text:p>
      <text:p text:style-name="P105"/>
      <text:p text:style-name="P105">Untuk mendapatkan record ini, kita dapat menggunakan:</text:p>
      <text:p text:style-name="P105">&gt;&gt;&gt; DB::table('products')-&gt;whereNull('description')-&gt;get();</text:p>
      <text:p text:style-name="P105">=&gt; [</text:p>
      <text:p text:style-name="P105"><text:tab/>&lt;stdClass #000000002c234971000000001c4bf9d4&gt; {</text:p>
      <text:p text:style-name="P105"><text:tab/><text:tab/>id: 2,</text:p>
      <text:p text:style-name="P105"><text:tab/><text:tab/>name: "Civic",</text:p>
      <text:p text:style-name="P105"><text:tab/><text:tab/>description: null,</text:p>
      <text:p text:style-name="P105"><text:soft-page-break/><text:tab/><text:tab/>price: 768000000,</text:p>
      <text:p text:style-name="P105"><text:tab/><text:tab/>stock: 14</text:p>
      <text:p text:style-name="P105"><text:tab/>}</text:p>
      <text:p text:style-name="P105">]</text:p>
      <text:p text:style-name="P105"/>
      <text:p text:style-name="P105">Tentunya, kebalikan dari whereNull() adalah whereNotNull() :</text:p>
      <text:p text:style-name="P105">&gt;&gt;&gt; DB::table('products')-&gt;whereNotNull('description')-&gt;get();</text:p>
      <text:p text:style-name="P105">=&gt; [</text:p>
      <text:p text:style-name="P105"><text:tab/>&lt;stdClass #000000002c234987000000001c4bf9d4&gt; {</text:p>
      <text:p text:style-name="P105"><text:tab/><text:tab/>id: 1,</text:p>
      <text:p text:style-name="P105"><text:tab/><text:tab/>name: "Accord",</text:p>
      <text:p text:style-name="P105"><text:tab/><text:tab/>description: "Tipe manual",</text:p>
      <text:p text:style-name="P105"><text:tab/><text:tab/>price: 672000000,</text:p>
      <text:p text:style-name="P105"><text:tab/><text:tab/>stock: 35</text:p>
      <text:p text:style-name="P105"><text:tab/>},</text:p>
      <text:p text:style-name="P105">]</text:p>
      <text:p text:style-name="P105"/>
      <text:p text:style-name="P120"><text:tab/>Or Where</text:p>
      <text:p text:style-name="P106">Misalnya, kita menampilkan record yang memiliki nama Freed atau memiliki stock &gt; 30:</text:p>
      <text:p text:style-name="P106"/>
      <text:p text:style-name="P106">&gt;&gt;&gt; DB::table('products')-&gt;where('name','Freed')-&gt;orWhere('stock','&gt;',30)-&gt;get();</text:p>
      <text:p text:style-name="P106">=&gt; [</text:p>
      <text:p text:style-name="P106"><text:tab/>&lt;stdClass #000000002c234959000000001c4bf9d4&gt; {</text:p>
      <text:p text:style-name="P106"><text:tab/><text:tab/>id: 1,</text:p>
      <text:p text:style-name="P106"><text:tab/><text:tab/>name: "Accord",</text:p>
      <text:p text:style-name="P106"><text:tab/><text:tab/>description: "Tipe manual",</text:p>
      <text:p text:style-name="P106"><text:tab/><text:tab/>price: 672000000,</text:p>
      <text:p text:style-name="P106"><text:tab/><text:tab/>stock: 35</text:p>
      <text:p text:style-name="P106">},</text:p>
      <text:p text:style-name="P106"/>
      <text:p text:style-name="P106"><text:tab/>&lt;stdClass #000000002c234967000000001c4bf9d4&gt; {</text:p>
      <text:p text:style-name="P106"><text:tab/><text:tab/>id: 6,</text:p>
      <text:p text:style-name="P106"><text:tab/><text:tab/>name: "Freed",</text:p>
      <text:p text:style-name="P106"><text:tab/><text:tab/>description: "Tipe manual",</text:p>
      <text:p text:style-name="P106"><text:tab/><text:tab/>price: 786000000,</text:p>
      <text:p text:style-name="P106"><text:tab/><text:tab/>stock: 21</text:p>
      <text:p text:style-name="P106"><text:tab/>},</text:p>
      <text:p text:style-name="P106">]</text:p>
      <text:p text:style-name="P106"/>
      <text:p text:style-name="P106">Tentunya variasi dari orWhere() ini bisa dikombinasikan dengan where jenis lain yang telah kita</text:p>
      <text:p text:style-name="P106">pelajari. Misalnya, orWhereBetween() , orWhereNull() , dll.</text:p>
      <text:p text:style-name="P120"/>
      <text:p text:style-name="P120"><text:tab/>And Where</text:p>
      <text:p text:style-name="P106">Dalam membangun query, kita tidak dibatasi untuk menggunakan satu statement where. Untuk</text:p>
      <text:p text:style-name="P106">menggunakan beberapa where dengan query AND kita dapat menambahkan query selanjutnya secara langsung.</text:p>
      <text:p text:style-name="P106"><text:s/>Misalnya kita cari product dengan price &gt; 500,000,000 dan stock &gt; 10:</text:p>
      <text:p text:style-name="P106">&gt;&gt;&gt; DB::table('products')-&gt;where('price','&gt;',500000000)-&gt;where('stock','&gt;',10)-&gt;\</text:p>
      <text:p text:style-name="P106">get();</text:p>
      <text:p text:style-name="P106">=&gt; [</text:p>
      <text:p text:style-name="P106"><text:tab/>&lt;stdClass #00000000726257dc000000002b67f510&gt; {</text:p>
      <text:p text:style-name="P106"><text:tab/><text:tab/>id: 2,</text:p>
      <text:p text:style-name="P106"><text:soft-page-break/><text:tab/><text:tab/>name: "Civic",</text:p>
      <text:p text:style-name="P106"><text:tab/><text:tab/>description: "Tipe Otomatis",</text:p>
      <text:p text:style-name="P106"><text:tab/><text:tab/>price: 619000000,</text:p>
      <text:p text:style-name="P106"><text:tab/><text:tab/>stock: 25</text:p>
      <text:p text:style-name="P106">},</text:p>
      <text:p text:style-name="P106"/>
      <text:p text:style-name="P106"><text:tab/>&lt;stdClass #00000000726257db000000002b67f510&gt; {</text:p>
      <text:p text:style-name="P106"><text:tab/><text:tab/>id: 3,</text:p>
      <text:p text:style-name="P106"><text:tab/><text:tab/>name: "City",</text:p>
      <text:p text:style-name="P106"><text:tab/><text:tab/>description: "Tipe manual",</text:p>
      <text:p text:style-name="P106"><text:tab/><text:tab/>price: 549000000,</text:p>
      <text:p text:style-name="P106"><text:tab/><text:tab/>stock: 22</text:p>
      <text:p text:style-name="P106">},</text:p>
      <text:p text:style-name="P106"/>
      <text:p text:style-name="P106"><text:tab/>&lt;stdClass #00000000726257d0000000002b67f510&gt; {</text:p>
      <text:p text:style-name="P106"><text:tab/><text:tab/>id: 6,</text:p>
      <text:p text:style-name="P106"><text:tab/><text:tab/>name: "Freed",</text:p>
      <text:p text:style-name="P106"><text:tab/><text:tab/>description: "Tipe Otomatis",</text:p>
      <text:p text:style-name="P106"><text:tab/><text:tab/>price: 611000000,</text:p>
      <text:p text:style-name="P106"><text:tab/><text:tab/>stock: 27</text:p>
      <text:p text:style-name="P106"><text:tab/>}</text:p>
      <text:p text:style-name="P106">]</text:p>
      <text:p text:style-name="P106"/>
      <text:p text:style-name="P120"><text:tab/>Dynamic Where</text:p>
      <text:p text:style-name="P106">Ini salah satu fitur yang saya suka. Kita dapat memanggil method where baru dengan nama field.</text:p>
      <text:p text:style-name="P106">Misalnya, untuk memfilter berdasarkan name atau stock :</text:p>
      <text:p text:style-name="P106">&gt;&gt;&gt; DB::table('products')-&gt;whereNameOrStock('Jazz',20)-&gt;get();</text:p>
      <text:p text:style-name="P106">=&gt; [</text:p>
      <text:p text:style-name="P106"><text:tab/>&lt;stdClass #000000002c23496c000000001c4bf9d4&gt; {</text:p>
      <text:p text:style-name="P106"><text:tab/><text:tab/>id: 4,</text:p>
      <text:p text:style-name="P106"><text:tab/><text:tab/>name: "CR-V",</text:p>
      <text:p text:style-name="P106"><text:tab/><text:tab/>description: "Tipe manual",</text:p>
      <text:p text:style-name="P106"><text:tab/><text:tab/>price: 652000000,</text:p>
      <text:p text:style-name="P106"><text:tab/><text:tab/>stock: 20</text:p>
      <text:p text:style-name="P106">},</text:p>
      <text:p text:style-name="P106"/>
      <text:p text:style-name="P106"><text:tab/>&lt;stdClass #000000002c23498e000000001c4bf9d4&gt; {</text:p>
      <text:p text:style-name="P106"><text:tab/><text:tab/>id: 5,</text:p>
      <text:p text:style-name="P106"><text:tab/><text:tab/>name: "Jazz",</text:p>
      <text:p text:style-name="P106"><text:tab/><text:tab/>description: "Tipe Otomatis",</text:p>
      <text:p text:style-name="P106"><text:tab/><text:tab/>price: 754000000,</text:p>
      <text:p text:style-name="P106"><text:tab/><text:tab/>stock: 12</text:p>
      <text:p text:style-name="P106"><text:tab/>}</text:p>
      <text:p text:style-name="P106">]</text:p>
      <text:p text:style-name="P106"/>
      <text:p text:style-name="P106">Kita juga dapat memfilter menggunakan misalnya whereNameAndStock() ,whereNameAndPrice() ,</text:p>
      <text:p text:style-name="P106">dst.</text:p>
      <text:p text:style-name="P106"/>
      <text:p text:style-name="P120"><text:tab/>Order By</text:p>
      <text:p text:style-name="P106">Untuk mengurutkan data kita dapat menggunakan orderBy :Mengakses Database</text:p>
      <text:p text:style-name="P106">260</text:p>
      <text:p text:style-name="P106">&gt;&gt;&gt; DB::table('products')-&gt;orderBy('stock','asc')-&gt;get();</text:p>
      <text:p text:style-name="P106"><text:soft-page-break/>=&gt; [</text:p>
      <text:p text:style-name="P106"><text:tab/>&lt;stdClass #000000002c234983000000001c4bf9d4&gt; {</text:p>
      <text:p text:style-name="P106"><text:tab/><text:tab/>id: 5,<text:tab/><text:tab/></text:p>
      <text:p text:style-name="P106"><text:tab/><text:tab/>name: "Jazz",</text:p>
      <text:p text:style-name="P106"><text:tab/><text:tab/>description: "Tipe Otomatis",</text:p>
      <text:p text:style-name="P106"><text:tab/><text:tab/>price: 754000000,</text:p>
      <text:p text:style-name="P106"><text:tab/><text:tab/>stock: 12</text:p>
      <text:p text:style-name="P106">},</text:p>
      <text:p text:style-name="P106"><text:tab/>&lt;stdClass #000000002c234972000000001c4bf9d4&gt; {</text:p>
      <text:p text:style-name="P106"><text:tab/><text:tab/>id: 2,</text:p>
      <text:p text:style-name="P106"><text:tab/><text:tab/>name: "Civic",</text:p>
      <text:p text:style-name="P106"><text:tab/><text:tab/>description: null,</text:p>
      <text:p text:style-name="P106"><text:tab/><text:tab/>price: 768000000,</text:p>
      <text:p text:style-name="P106"><text:tab/><text:tab/>stock: 14</text:p>
      <text:p text:style-name="P106">},</text:p>
      <text:p text:style-name="P106">....</text:p>
      <text:p text:style-name="P106">]</text:p>
      <text:p text:style-name="P106"/>
      <text:p text:style-name="P106">&gt;&gt;&gt; DB::table('products')-&gt;orderBy('stock','desc')-&gt;get();</text:p>
      <text:p text:style-name="P106">=&gt; [</text:p>
      <text:p text:style-name="P106"><text:tab/>&lt;stdClass #000000002c234963000000001c4bf9d4&gt; {</text:p>
      <text:p text:style-name="P106"><text:tab/><text:tab/>id: 7,</text:p>
      <text:p text:style-name="P106"><text:tab/><text:tab/>name: "Mobilio",</text:p>
      <text:p text:style-name="P106"><text:tab/><text:tab/>description: "Tipe Otomatis",</text:p>
      <text:p text:style-name="P106"><text:tab/><text:tab/>price: 249000000,</text:p>
      <text:p text:style-name="P106"><text:tab/><text:tab/>stock: 39</text:p>
      <text:p text:style-name="P106">},</text:p>
      <text:p text:style-name="P106"><text:tab/>&lt;stdClass #000000002c234965000000001c4bf9d4&gt; {</text:p>
      <text:p text:style-name="P106"><text:tab/><text:tab/>id: 1,</text:p>
      <text:p text:style-name="P106"><text:tab/><text:tab/>name: "Accord",</text:p>
      <text:p text:style-name="P106"><text:tab/><text:tab/>description: "Tipe manual",</text:p>
      <text:p text:style-name="P106"><text:tab/><text:tab/>price: 672000000,</text:p>
      <text:p text:style-name="P106"><text:tab/><text:tab/>stock: 35</text:p>
      <text:p text:style-name="P106">},</text:p>
      <text:p text:style-name="P106">]</text:p>
      <text:p text:style-name="P106"/>
      <text:p text:style-name="P120"><text:tab/>Group By</text:p>
      <text:p text:style-name="P106">Untuk memisahkan data berdasarkan isian yang sama, kita dapat menggunakan groupBy() . Misal-</text:p>
      <text:p text:style-name="P106">nya, kita filter berdasarkan isian description :Mengakses Database </text:p>
      <text:p text:style-name="P106">&gt;&gt;&gt; DB::table('products')-&gt;groupBy('description')-&gt;get();</text:p>
      <text:p text:style-name="P106">=&gt; [</text:p>
      <text:p text:style-name="P106"><text:tab/>&lt;stdClass #000000002c234958000000001c4bf9d4&gt; {</text:p>
      <text:p text:style-name="P106"><text:tab/><text:tab/>id: 2,</text:p>
      <text:p text:style-name="P106"><text:tab/><text:tab/>name: "Civic",</text:p>
      <text:p text:style-name="P106"><text:tab/><text:tab/>description: null,</text:p>
      <text:p text:style-name="P106"><text:tab/><text:tab/>price: 768000000,</text:p>
      <text:p text:style-name="P106"><text:tab/><text:tab/>stock: 14</text:p>
      <text:p text:style-name="P106">},</text:p>
      <text:p text:style-name="P106"><text:tab/>&lt;stdClass #000000002c23496b000000001c4bf9d4&gt; {</text:p>
      <text:p text:style-name="P106"><text:tab/><text:tab/>id: 1,</text:p>
      <text:p text:style-name="P106"><text:tab/><text:tab/>name: "Accord",</text:p>
      <text:p text:style-name="P106"><text:tab/><text:tab/>description: "Tipe manual",</text:p>
      <text:p text:style-name="P106"><text:soft-page-break/><text:tab/><text:tab/>price: 672000000,</text:p>
      <text:p text:style-name="P106"><text:tab/><text:tab/>stock: 35</text:p>
      <text:p text:style-name="P106">},</text:p>
      <text:p text:style-name="P106"><text:tab/>&lt;stdClass #000000002c234970000000001c4bf9d4&gt; {</text:p>
      <text:p text:style-name="P106"><text:tab/><text:tab/>id: 3,</text:p>
      <text:p text:style-name="P106"><text:tab/><text:tab/>name: "City",</text:p>
      <text:p text:style-name="P106"><text:tab/><text:tab/>description: "Tipe Otomatis",</text:p>
      <text:p text:style-name="P106"><text:tab/><text:tab/>price: 618000000,</text:p>
      <text:p text:style-name="P106"><text:tab/><text:tab/>stock: 22</text:p>
      <text:p text:style-name="P106">}</text:p>
      <text:p text:style-name="P106">]</text:p>
      <text:p text:style-name="P106"/>
      <text:p text:style-name="P106">Terlihat disini, meskipun banyak di table products hanya ditampilkan 3 record berdasarkan isian</text:p>
      <text:p text:style-name="P106">description yang berbeda.</text:p>
      <text:p text:style-name="P106"/>
      <text:p text:style-name="P120"><text:tab/>Having</text:p>
      <text:p text:style-name="P106">Selain menggunakan where() , untuk memfilter data berdasarkan nilai aggregate, kita juga dapat</text:p>
      <text:p text:style-name="P106">menggunakan having . Misalnya, kita filter data yang memiliki price lebih dari 500juta:</text:p>
      <text:p text:style-name="P106">&gt;&gt;&gt; DB::table('products')-&gt;having('price', '&gt;', 500000000)-&gt;get();</text:p>
      <text:p text:style-name="P106">=&gt; [</text:p>
      <text:p text:style-name="P106"><text:tab/>&lt;stdClass #000000002c234986000000001c4bf9d4&gt; {</text:p>
      <text:p text:style-name="P106"><text:tab/><text:tab/>id: 1,</text:p>
      <text:p text:style-name="P106"><text:tab/><text:tab/>name: "Accord",</text:p>
      <text:p text:style-name="P106"><text:tab/><text:tab/>description: "Tipe manual",</text:p>
      <text:p text:style-name="P106"><text:tab/><text:tab/>price: 672000000,</text:p>
      <text:p text:style-name="P106"><text:tab/><text:tab/>stock: 35</text:p>
      <text:p text:style-name="P106"><text:tab/><text:tab/>},</text:p>
      <text:p text:style-name="P106"><text:tab/>&lt;stdClass #000000002c23498e000000001c4bf9d4&gt; {</text:p>
      <text:p text:style-name="P106"><text:tab/><text:tab/>id: 2,</text:p>
      <text:p text:style-name="P106"><text:tab/><text:tab/>name: "Civic",</text:p>
      <text:p text:style-name="P106"><text:tab/><text:tab/>description: null,</text:p>
      <text:p text:style-name="P106"><text:tab/><text:tab/>price: 768000000,</text:p>
      <text:p text:style-name="P106"><text:tab/><text:tab/>stock: 14</text:p>
      <text:p text:style-name="P106">},</text:p>
      <text:p text:style-name="P106">....</text:p>
      <text:p text:style-name="P106">]</text:p>
      <text:p text:style-name="P106"/>
      <text:p text:style-name="P120"><text:tab/>Offset &amp; Limit</text:p>
      <text:p text:style-name="P106">Jika kita hendak mengambil hanya beberapa record dari hasil query, kita dapat menggunakan</text:p>
      <text:p text:style-name="P106">take() . Misalny, kita hanya ambil 2 record:</text:p>
      <text:p text:style-name="P106">&gt;&gt;&gt; DB::table('products')-&gt;take(2)-&gt;get();</text:p>
      <text:p text:style-name="P106">=&gt; [</text:p>
      <text:p text:style-name="P106"><text:tab/>&lt;stdClass #000000002c234960000000001c4bf9d4&gt; {</text:p>
      <text:p text:style-name="P106"><text:tab/><text:tab/>id: 1,</text:p>
      <text:p text:style-name="P106"><text:tab/><text:tab/>name: "Accord",</text:p>
      <text:p text:style-name="P106"><text:tab/><text:tab/>description: "Tipe manual",</text:p>
      <text:p text:style-name="P106"><text:tab/><text:tab/>price: 672000000,</text:p>
      <text:p text:style-name="P106"><text:tab/><text:tab/>stock: 35</text:p>
      <text:p text:style-name="P106">},</text:p>
      <text:p text:style-name="P106"><text:tab/>&lt;stdClass #000000002c234963000000001c4bf9d4&gt; {</text:p>
      <text:p text:style-name="P106"><text:tab/><text:tab/>id: 2,</text:p>
      <text:p text:style-name="P106"><text:tab/><text:tab/>name: "Civic",</text:p>
      <text:p text:style-name="P106"><text:soft-page-break/><text:tab/><text:tab/>description: null,</text:p>
      <text:p text:style-name="P106"><text:tab/><text:tab/>price: 768000000,</text:p>
      <text:p text:style-name="P106"><text:tab/><text:tab/>stock: 14</text:p>
      <text:p text:style-name="P106">}</text:p>
      <text:p text:style-name="P106">]</text:p>
      <text:p text:style-name="P106"/>
      <text:p text:style-name="P106">take() dapat digabungkan dengan skip() untuk melewati beberapa hasil query. Contohnya, jika</text:p>
      <text:p text:style-name="P106">kita hendak me-skip 2 record pertama:Mengakses Database &gt;&gt;&gt; DB::table('products')-&gt;take(2)-&gt;skip(2)-&gt;get();</text:p>
      <text:p text:style-name="P106">=&gt; [</text:p>
      <text:p text:style-name="P106"><text:tab/>&lt;stdClass #000000002c234967000000001c4bf9d4&gt; {</text:p>
      <text:p text:style-name="P106"><text:tab/><text:tab/>Id: 3,</text:p>
      <text:p text:style-name="P106"><text:tab/><text:tab/>name: "City",</text:p>
      <text:p text:style-name="P106"><text:tab/><text:tab/>description: "Tipe Otomatis",</text:p>
      <text:p text:style-name="P106"><text:tab/><text:tab/>price: 618000000,</text:p>
      <text:p text:style-name="P106"><text:tab/><text:tab/>stock: 22</text:p>
      <text:p text:style-name="P106">},</text:p>
      <text:p text:style-name="P106"><text:tab/>&lt;stdClass #000000002c23497f000000001c4bf9d4&gt; {</text:p>
      <text:p text:style-name="P106"><text:tab/><text:tab/>id: 4,</text:p>
      <text:p text:style-name="P106"><text:tab/><text:tab/>name: "CR-V",</text:p>
      <text:p text:style-name="P106"><text:tab/><text:tab/>description: "Tipe manual",</text:p>
      <text:p text:style-name="P106"><text:tab/><text:tab/>price: 652000000,</text:p>
      <text:p text:style-name="P106"><text:tab/><text:tab/>stock: 20</text:p>
      <text:p text:style-name="P106">}</text:p>
      <text:p text:style-name="P106">]</text:p>
      <text:p text:style-name="P106"/>
      <text:p text:style-name="P121">Join</text:p>
      <text:p text:style-name="P107">Untuk mempelajari join, mari kita tambah table membership_type dan field membership_type . Table ini akan mencatat jenis membership yang bisa diperoleh oleh customer. Tentunya, customer hanya bisa memiliki satu jenis membership yang aktif atau tidak memiliki membership sama sekali. ERD nya akan berubah menjadi:</text:p>
      <text:p text:style-name="P107"/>
      <text:p text:style-name="P107">vagrant@homestead:~/Code/sample-database$ php artisan make:migration create_memb\</text:p>
      <text:p text:style-name="P107">ership_types_table</text:p>
      <text:p text:style-name="P121"/>
      <text:p text:style-name="P122">Inner Join (Join)</text:p>
      <text:p text:style-name="P108">Kita mulai dari join sederhana, dimana kita menampilkan semua customer yang memiliki member-</text:p>
      <text:p text:style-name="P108">ship dan semua membership yang memiliki customer.</text:p>
      <text:p text:style-name="P108">&gt;&gt;&gt; DB::table('customers')</text:p>
      <text:p text:style-name="P108"><text:tab/>-&gt;join('membership_types', 'customers.membership_type_id', '=', 'membership_types.id')</text:p>
      <text:p text:style-name="P108"><text:tab/>-&gt;select('customers.name','membership_types.type')</text:p>
      <text:p text:style-name="P108"><text:tab/>-&gt;get();</text:p>
      <text:p text:style-name="P108">=&gt; [</text:p>
      <text:p text:style-name="P108"><text:tab/>&lt;stdClass #0000000038cd0d37000000001f49429a&gt; {</text:p>
      <text:p text:style-name="P108"><text:tab/><text:tab/>name: "Rita Bosco",</text:p>
      <text:p text:style-name="P108"><text:tab/><text:tab/>type: "Gold"</text:p>
      <text:p text:style-name="P108">},</text:p>
      <text:p text:style-name="P108"><text:tab/>&lt;stdClass #0000000038cd0d23000000001f49429a&gt; {</text:p>
      <text:p text:style-name="P108"><text:tab/><text:tab/>name: "Gwen Cummerata IV",</text:p>
      <text:p text:style-name="P108"><text:tab/><text:tab/>type: "Silver"</text:p>
      <text:p text:style-name="P108">},</text:p>
      <text:p text:style-name="P108">]</text:p>
      <text:p text:style-name="P122"><text:soft-page-break/>Left Join</text:p>
      <text:p text:style-name="P108">Untuk menampilkan hanya customer yang memiliki membership (berikut detail membershipnya)</text:p>
      <text:p text:style-name="P108">maupun tidak, kita bisa pakai left join .</text:p>
      <text:p text:style-name="P108">&gt;&gt;&gt; DB::table('customers')-&gt;leftJoin('membership_types','customers.membership_type_id', '=', 'membership_types.id')-&gt;get();</text:p>
      <text:p text:style-name="P108">=&gt; [</text:p>
      <text:p text:style-name="P108"><text:tab/>&lt;stdClass #0000000038cd0dc8000000001f49429a&gt; {</text:p>
      <text:p text:style-name="P108"><text:tab/><text:tab/>id: 1,</text:p>
      <text:p text:style-name="P108"><text:tab/><text:tab/>name: "Gwen Cummerata IV",</text:p>
      <text:p text:style-name="P108"><text:tab/><text:tab/>phone: "646-510-7093",</text:p>
      <text:p text:style-name="P108"><text:tab/><text:tab/>address: "9159 Barbara Pike South Brisa, NM 92534-5263",</text:p>
      <text:p text:style-name="P108"><text:tab/><text:tab/>membership_type_id: 1,</text:p>
      <text:p text:style-name="P108"><text:tab/><text:tab/>type: "Silver",</text:p>
      <text:p text:style-name="P108"><text:tab/><text:tab/>discount: 5,</text:p>
      <text:p text:style-name="P108"><text:tab/><text:tab/>yearly_fee: 100000</text:p>
      <text:p text:style-name="P108">},</text:p>
      <text:p text:style-name="P108"><text:tab/>&lt;stdClass #0000000038cd0dcb000000001f49429a&gt; {</text:p>
      <text:p text:style-name="P108"><text:tab/><text:tab/>id: null,</text:p>
      <text:p text:style-name="P108"><text:tab/><text:tab/>name: "Jabari Cummerata",<text:tab/></text:p>
      <text:p text:style-name="P108"><text:tab/><text:tab/>phone: "322-218-1176x2203",</text:p>
      <text:p text:style-name="P108"><text:tab/><text:tab/>address: "95003 Flatley Ramp Suite 442\nSouth Elsebury, NY 65755",</text:p>
      <text:p text:style-name="P108"><text:tab/><text:tab/>membership_type_id: null,</text:p>
      <text:p text:style-name="P108"><text:tab/><text:tab/>type: null,</text:p>
      <text:p text:style-name="P108"><text:tab/><text:tab/>discount: null,</text:p>
      <text:p text:style-name="P108"><text:tab/><text:tab/>yearly_fee: null</text:p>
      <text:p text:style-name="P108">},</text:p>
      <text:p text:style-name="P108"/>
      <text:p text:style-name="P123">Right Join</text:p>
      <text:p text:style-name="P109">Untuk menampilkan semua membership baik yang memiliki member maupun tidak, kita dapat</text:p>
      <text:p text:style-name="P109">menggunakan left join dari table membership_types atau right join dari table customers . Mari kita</text:p>
      <text:p text:style-name="P109">gunakan right join.</text:p>
      <text:p text:style-name="P109">&gt;&gt;&gt; DB::table('customers')-&gt;rightJoin('membership_types','customers.membership_t\</text:p>
      <text:p text:style-name="P109">ype_id', '=', 'membership_types.id')-&gt;get();</text:p>
      <text:p text:style-name="P109">=&gt; [</text:p>
      <text:p text:style-name="P109"><text:tab/>&lt;stdClass #0000000038cd0d3b000000001f49429a&gt; {</text:p>
      <text:p text:style-name="P109"><text:tab/><text:tab/>id: 2,</text:p>
      <text:p text:style-name="P109"><text:tab/><text:tab/>name: "Rita Bosco",</text:p>
      <text:p text:style-name="P109"><text:tab/><text:tab/>phone: "(929)062-7235x6812",</text:p>
      <text:p text:style-name="P109"><text:tab/><text:tab/>address: "20410 Corrine Summit Apt. 887\nSouth Scarlett, ID 25784",</text:p>
      <text:p text:style-name="P109"><text:tab/><text:tab/>membership_type_id: 2,</text:p>
      <text:p text:style-name="P109"><text:tab/><text:tab/>type: "Gold",</text:p>
      <text:p text:style-name="P109"><text:tab/><text:tab/>discount: 10,</text:p>
      <text:p text:style-name="P109"><text:tab/><text:tab/>yearly_fee: 300000</text:p>
      <text:p text:style-name="P109">},</text:p>
      <text:p text:style-name="P109"><text:tab/>&lt;stdClass #0000000038cd0d17000000001f49429a&gt; {</text:p>
      <text:p text:style-name="P109"><text:tab/><text:tab/>id: 3,</text:p>
      <text:p text:style-name="P109"><text:tab/><text:tab/>name: null,</text:p>
      <text:p text:style-name="P109"><text:tab/><text:tab/>phone: null,</text:p>
      <text:p text:style-name="P109"><text:tab/><text:tab/>address: null,</text:p>
      <text:p text:style-name="P109"><text:tab/><text:tab/>membership_type_id: null,</text:p>
      <text:p text:style-name="P109"><text:tab/><text:tab/>type: "Platinum",</text:p>
      <text:p text:style-name="P109"><text:tab/><text:tab/>discount: 15,</text:p>
      <text:p text:style-name="P109"><text:soft-page-break/><text:tab/><text:tab/>yearly_fee: 600000</text:p>
      <text:p text:style-name="P109">}</text:p>
      <text:p text:style-name="P123"/>
      <text:p text:style-name="P124">Parameter Grouping</text:p>
      <text:p text:style-name="P110">Untuk menyelesaikan query diatas, kita bisa menggunakan parameter grouping di Query Builder.</text:p>
      <text:p text:style-name="P110">Caranya dengan membuat kondisi where selanjutnya dalam bentuk Closure, seperti berikut:</text:p>
      <text:p text:style-name="P110">&gt;&gt;&gt; DB::table('products')-&gt;where('name','Civic')</text:p>
      <text:p text:style-name="P110"><text:tab/>-&gt;orWhere(function($query) {</text:p>
      <text:p text:style-name="P110"><text:tab/><text:tab/>$query-&gt;where('description','Tipe manual')</text:p>
      <text:p text:style-name="P110"><text:tab/><text:tab/><text:tab/>-&gt;where('price','&lt;',200000000);</text:p>
      <text:p text:style-name="P110"><text:tab/>})-&gt;get();</text:p>
      <text:p text:style-name="P110">=&gt; [</text:p>
      <text:p text:style-name="P110"><text:tab/></text:p>
      <text:p text:style-name="P110"><text:tab/>&lt;stdClass #000000002bf265c4000000007c47b32c&gt; {</text:p>
      <text:p text:style-name="P110"><text:tab/><text:tab/>id: 2,</text:p>
      <text:p text:style-name="P110"><text:tab/><text:tab/>name: "Civic",</text:p>
      <text:p text:style-name="P110"><text:tab/><text:tab/>description: "Tipe manual",</text:p>
      <text:p text:style-name="P110"><text:tab/><text:tab/>price: 347000000,</text:p>
      <text:p text:style-name="P110"><text:tab/><text:tab/>stock: 29</text:p>
      <text:p text:style-name="P110">},</text:p>
      <text:p text:style-name="P110"><text:tab/>&lt;stdClass #000000002bf265ca000000007c47b32c&gt; {</text:p>
      <text:p text:style-name="P110"><text:tab/><text:tab/>id: 6,</text:p>
      <text:p text:style-name="P110"><text:tab/><text:tab/>name: "Freed",</text:p>
      <text:p text:style-name="P110"><text:tab/><text:tab/>description: "Tipe manual",</text:p>
      <text:p text:style-name="P110"><text:tab/><text:tab/>price: 160000000,</text:p>
      <text:p text:style-name="P110"><text:tab/><text:tab/>stock: 39</text:p>
      <text:p text:style-name="P110">}</text:p>
      <text:p text:style-name="P110">]</text:p>
      <text:p text:style-name="P124"/>
      <text:p text:style-name="P125">Exists Statement</text:p>
      <text:p text:style-name="P111">Kita juga dapat menggunakan statement exist di Query Builder. Statement ini biasanya digunakan</text:p>
      <text:p text:style-name="P111">sebagai sub-query sebelum kita mengeksekusi query utama. Misalnya, kita akan menampilkan</text:p>
      <text:p text:style-name="P111">semua product jika ada product dengan stock &lt; 10.</text:p>
      <text:p text:style-name="P111"/>
      <text:p text:style-name="P111">Menggunakan query builder, syntaxnya akan menjadi:</text:p>
      <text:p text:style-name="P111">&gt;&gt;&gt; DB::table('products')</text:p>
      <text:p text:style-name="P111"><text:tab/>-&gt;whereExists( function($query) {</text:p>
      <text:p text:style-name="P111"><text:tab/><text:tab/>$query-&gt;select('*')</text:p>
      <text:p text:style-name="P111"><text:tab/><text:tab/><text:tab/>-&gt;from('products')</text:p>
      <text:p text:style-name="P111"><text:tab/><text:tab/><text:tab/>-&gt;where('stock','&lt;',10);</text:p>
      <text:p text:style-name="P111"><text:tab/><text:tab/>})-&gt;get();</text:p>
      <text:p text:style-name="P111">=&gt; []</text:p>
      <text:p text:style-name="P111"/>
      <text:p text:style-name="P111">Jika kita merubah stock sebuah product menjadi 10, maka kita akan mendapatkan output:</text:p>
      <text:p text:style-name="P111">&gt;&gt;&gt; DB::table('products')-&gt;where('id',5)-&gt;update(['stock'=&gt;5]);</text:p>
      <text:p text:style-name="P111">=&gt; 1</text:p>
      <text:p text:style-name="P111">&gt;&gt;&gt; DB::table('products')</text:p>
      <text:p text:style-name="P111"><text:tab/>-&gt;whereExists( function($query) {</text:p>
      <text:p text:style-name="P111"><text:tab/><text:tab/>$query-&gt;select('*')</text:p>
      <text:p text:style-name="P111"><text:tab/><text:tab/><text:tab/>-&gt;from('products')</text:p>
      <text:p text:style-name="P111"><text:tab/><text:tab/><text:tab/>-&gt;where('stock','&lt;',10);</text:p>
      <text:p text:style-name="P111"><text:tab/><text:tab/>})-&gt;get();</text:p>
      <text:p text:style-name="P111"><text:soft-page-break/>=&gt; [</text:p>
      <text:p text:style-name="P111"><text:tab/>&lt;stdClass #000000002bf265e8000000007c47b32c&gt; {</text:p>
      <text:p text:style-name="P111"><text:tab/><text:tab/>id: 1,</text:p>
      <text:p text:style-name="P111"><text:tab/><text:tab/>name: "Accord",</text:p>
      <text:p text:style-name="P111"><text:tab/><text:tab/>description: "Tipe Otomatis",</text:p>
      <text:p text:style-name="P111"><text:tab/><text:tab/>price: 137000000,</text:p>
      <text:p text:style-name="P111"><text:tab/><text:tab/>stock: 37</text:p>
      <text:p text:style-name="P111">},</text:p>
      <text:p text:style-name="P111"><text:tab/>&lt;stdClass #000000002bf265f6000000007c47b32c&gt; {</text:p>
      <text:p text:style-name="P111"><text:tab/><text:tab/>id: 2,</text:p>
      <text:p text:style-name="P111"><text:tab/><text:tab/>name: "Civic",</text:p>
      <text:p text:style-name="P111"><text:tab/><text:tab/>description: "Tipe manual",</text:p>
      <text:p text:style-name="P111"><text:tab/><text:tab/>price: 347000000,</text:p>
      <text:p text:style-name="P111"><text:tab/><text:tab/>stock: 29</text:p>
      <text:p text:style-name="P111">},</text:p>
      <text:p text:style-name="P111">....</text:p>
      <text:p text:style-name="P111">]</text:p>
      <text:p text:style-name="P125"/>
      <text:p text:style-name="P126">Aggregate</text:p>
      <text:p text:style-name="P112">Beberapa method aggregate di Query Builder akan sangat bermanfaat untuk membuat report.</text:p>
      <text:p text:style-name="P112"/>
      <text:p text:style-name="P112"><text:tab/><text:span text:style-name="T3">Count </text:span></text:p>
      <text:p text:style-name="P112">Digunakan untuk menghitung jumlah record. Misalnya menghitung jumlah customer yang terdaftar:</text:p>
      <text:p text:style-name="P112">&gt;&gt;&gt; DB::table('customers')-&gt;count();</text:p>
      <text:p text:style-name="P112">=&gt; 10</text:p>
      <text:p text:style-name="P112"/>
      <text:p text:style-name="P112"><text:tab/><text:span text:style-name="T3">Max</text:span></text:p>
      <text:p text:style-name="P112">Digunakan untuk mencari nilai terbesar dari sebuah field. Misalnya mencari products dengan harga</text:p>
      <text:p text:style-name="P112">termahal:</text:p>
      <text:p text:style-name="P112">&gt;&gt;&gt; DB::table('products')-&gt;max('price');</text:p>
      <text:p text:style-name="P112">=&gt; 661000000</text:p>
      <text:p text:style-name="P112">Jika kita ingin menampilkan detail productnya, bisa digabungkan dengan where :</text:p>
      <text:p text:style-name="P112">&gt;&gt;&gt; DB::table('products')</text:p>
      <text:p text:style-name="P112"><text:tab/>-&gt;where('price',</text:p>
      <text:p text:style-name="P112"><text:tab/><text:tab/>DB::table('products')-&gt;max('price')</text:p>
      <text:p text:style-name="P112"><text:tab/>)-&gt;get();</text:p>
      <text:p text:style-name="P112">=&gt; [</text:p>
      <text:p text:style-name="P112"><text:tab/>&lt;stdClass #000000002bf265f2000000007c47b32c&gt; {</text:p>
      <text:p text:style-name="P112"><text:tab/><text:tab/>id: 7,</text:p>
      <text:p text:style-name="P112"><text:tab/><text:tab/>name: "Mobilio",</text:p>
      <text:p text:style-name="P112"><text:tab/><text:tab/>description: "Tipe manual",</text:p>
      <text:p text:style-name="P112"><text:tab/><text:tab/>price: 661000000,</text:p>
      <text:p text:style-name="P112"><text:tab/><text:tab/><text:tab/>stock: 33</text:p>
      <text:p text:style-name="P112">}</text:p>
      <text:p text:style-name="P112">]</text:p>
      <text:p text:style-name="P112"/>
      <text:p text:style-name="P126"><text:tab/>Min</text:p>
      <text:p text:style-name="P112">Digunakan untuk mencari nilai terkecil dari sebuah field. Misalnya mencari products dengan stock</text:p>
      <text:p text:style-name="P112">paling sedikit:</text:p>
      <text:p text:style-name="P112">&gt;&gt;&gt; DB::table('products')-&gt;min('stock');</text:p>
      <text:p text:style-name="P112">=&gt; 5</text:p>
      <text:p text:style-name="P112"/>
      <text:p text:style-name="P112"><text:soft-page-break/>Seperti max, kita juga dapat menggabungkannya dengan where untuk mendapatkan detail product</text:p>
      <text:p text:style-name="P112">dengan stock terendah:</text:p>
      <text:p text:style-name="P112">&gt;&gt;&gt; DB::table('products')</text:p>
      <text:p text:style-name="P112"><text:tab/>-&gt;where('stock',</text:p>
      <text:p text:style-name="P112"><text:tab/><text:tab/>DB::table('products')-&gt;min('stock')</text:p>
      <text:p text:style-name="P112"><text:tab/>)-&gt;get();</text:p>
      <text:p text:style-name="P112">=&gt; [</text:p>
      <text:p text:style-name="P112"><text:tab/>&lt;stdClass #000000002bf26515000000007c47b32c&gt; {</text:p>
      <text:p text:style-name="P112"><text:tab/><text:tab/>id: 5,</text:p>
      <text:p text:style-name="P112"><text:tab/><text:tab/>name: "Jazz",</text:p>
      <text:p text:style-name="P112"><text:tab/><text:tab/>description: "Tipe manual",</text:p>
      <text:p text:style-name="P112"><text:tab/><text:tab/>price: 276000000,</text:p>
      <text:p text:style-name="P112"><text:tab/><text:tab/>stock: 5</text:p>
      <text:p text:style-name="P112">}</text:p>
      <text:p text:style-name="P112">]</text:p>
      <text:p text:style-name="P112"/>
      <text:p text:style-name="P126"><text:tab/>Avg<text:tab/></text:p>
      <text:p text:style-name="P112">Digunakan untuk mencari nilai rata-rata dari sebuah field. Misalnya mencari rata-rata stock</text:p>
      <text:p text:style-name="P112">products:</text:p>
      <text:p text:style-name="P112">&gt;&gt;&gt; DB::table('products')-avg('stock');</text:p>
      <text:p text:style-name="P112">&gt; "29.0000"</text:p>
      <text:p text:style-name="P112"/>
      <text:p text:style-name="P112">Tentunya, kita dapat menggabungkan dengan where . Misalnya untuk mencari product yang stock-</text:p>
      <text:p text:style-name="P112">nya dibawah rata-rata:</text:p>
      <text:p text:style-name="P112">&gt;&gt;&gt; DB::table('products')</text:p>
      <text:p text:style-name="P112"><text:tab/>-&gt;where('stock', '&lt;' ,</text:p>
      <text:p text:style-name="P112"><text:tab/><text:tab/>DB::table('products')-&gt;avg('stock')</text:p>
      <text:p text:style-name="P112"><text:tab/>)-&gt;get();</text:p>
      <text:p text:style-name="P112">=&gt; [</text:p>
      <text:p text:style-name="P112"><text:tab/>&lt;stdClass #000000002bf26514000000007c47b32c&gt; {</text:p>
      <text:p text:style-name="P112"><text:tab/><text:tab/>id: 4,</text:p>
      <text:p text:style-name="P112"><text:tab/><text:tab/>name: "CR-V",</text:p>
      <text:p text:style-name="P112"><text:tab/><text:tab/>description: "Tipe manual",</text:p>
      <text:p text:style-name="P112"><text:tab/><text:tab/>price: 279000000,</text:p>
      <text:p text:style-name="P112"><text:tab/><text:tab/>stock: 23</text:p>
      <text:p text:style-name="P112">},</text:p>
      <text:p text:style-name="P112"><text:tab/>&lt;stdClass #000000002bf26510000000007c47b32c&gt; {</text:p>
      <text:p text:style-name="P112"><text:tab/><text:tab/>id: 5,</text:p>
      <text:p text:style-name="P112"><text:tab/><text:tab/>name: "Jazz",</text:p>
      <text:p text:style-name="P112"><text:tab/><text:tab/>description: "Tipe manual",</text:p>
      <text:p text:style-name="P112"><text:tab/><text:tab/>price: 276000000,</text:p>
      <text:p text:style-name="P112"><text:tab/><text:tab/>stock: 5</text:p>
      <text:p text:style-name="P112">}</text:p>
      <text:p text:style-name="P112">]</text:p>
      <text:p text:style-name="P126"/>
      <text:p text:style-name="P127"><text:tab/>Sum</text:p>
      <text:p text:style-name="P113">Digunakan untuk mencari total dari nilai sebuah field. Misalnya untuk mencari total jumlah product</text:p>
      <text:p text:style-name="P113">yang dimiliki:</text:p>
      <text:p text:style-name="P113">&gt;&gt;&gt; DB::table('products')-sum('stock');</text:p>
      <text:p text:style-name="P113">&gt; "203"</text:p>
      <text:p text:style-name="P113"/>
      <text:p text:style-name="P113"/>
      <text:p text:style-name="P127"><text:soft-page-break/><text:tab/>Raw Query</text:p>
      <text:p text:style-name="P113">Untuk menggunakan raw query di Query Builder, kita dapat menggunakan DB::raw() . Misalnya</text:p>
      <text:p text:style-name="P113">kita akan menghitung total harga dari semua product (stock x harga). Query SQL nya akan seperti</text:p>
      <text:p text:style-name="P113">ini:</text:p>
      <text:p text:style-name="P113">&gt;&gt;&gt; DB::table('products')-&gt;sum(DB::raw('price*stock'));</text:p>
      <text:p text:style-name="P113">=&gt; "72960000000"</text:p>
      <text:p text:style-name="P113"/>
      <text:p text:style-name="P127"/>
      <text:p text:style-name="P128">Transaksi</text:p>
      <text:p text:style-name="P128"><text:tab/>- Transaksi Otomatis</text:p>
      <text:p text:style-name="P128"><text:tab/>-<text:span text:style-name="T8">Transaksi Manual</text:span></text:p>
      <text:p text:style-name="P114"/>
      <text:p text:style-name="P115">Ada 3 method yang akan kita gunakan:</text:p>
      <text:p text:style-name="P115">1. DB::beginTransaction() - memulai transaksi.</text:p>
      <text:p text:style-name="P115">2. DB::rollback() - membatalkan transaksi.</text:p>
      <text:p text:style-name="P115">3. DB::commit() - mengkonfirmasi transaksi.</text:p>
      <text:p text:style-name="P128"/>
      <text:p text:style-name="P129">Logging</text:p>
      <text:p text:style-name="P115">Dengan query logging, kita dapat mengetahui syntax SQL apa saja yang</text:p>
      <text:p text:style-name="P115">dijalankan oleh Laravel.</text:p>
      <text:p text:style-name="P115">Untuk melakukan logging query, ada 3 langkah yang harus kita lakukan:</text:p>
      <text:p text:style-name="P115">1. Memulai logging dengan DB::connection()-&gt;enableQueryLog() .</text:p>
      <text:p text:style-name="P115">2. Menjalankan query.</text:p>
      <text:p text:style-name="P115">3. Mendapatkan log query dengan DB::getQueryLog() .</text:p>
      <text:p text:style-name="P115"/>
      <text:p text:style-name="P115">Kita juga dapat membuat tampilannya lebih menarik dengan helper dd() :</text:p>
      <text:p text:style-name="P115"/>
      <text:p text:style-name="P115">app/Http/routes.php</text:p>
      <text:p text:style-name="P115">Route::get('/customers', function() {</text:p>
      <text:p text:style-name="P115">....</text:p>
      <text:p text:style-name="P115">var_dump(DB::getQueryLog());</text:p>
      <text:p text:style-name="P115">dd(DB::getQueryLog());</text:p>
      <text:p text:style-name="P115">});</text:p>
      <text:p text:style-name="P129"/>
      <text:p text:style-name="P130">Database Caching</text:p>
      <text:p text:style-name="P116">kita dapat memanfaatkan Cache dari Laravel untuk mengurangi jumlah query database yang dilakukan</text:p>
      <text:p text:style-name="P116"/>
      <text:p text:style-name="P116">Syntax dasar untuk menyimpan hasil query ke database sebagai berikut:</text:p>
      <text:p text:style-name="P116"/>
      <text:p text:style-name="P116">$value = Cache::remember('nama.cache', $minutes, function()</text:p>
      <text:p text:style-name="P116">{</text:p>
      <text:p text:style-name="P116">// query database</text:p>
      <text:p text:style-name="P116">});</text:p>
      <text:p text:style-name="P116"/>
      <text:p text:style-name="P116">Kita juga dapat menghapus hasil query secara manual dengan:</text:p>
      <text:p text:style-name="P116">Cache::forget('nama.ca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0:40:01.263226016</meta:creation-date>
    <dc:date>2017-08-30T17:08:38.660572773</dc:date>
    <meta:editing-duration>PT11H53M49S</meta:editing-duration>
    <meta:editing-cycles>51</meta:editing-cycles>
    <meta:generator>LibreOffice/5.1.6.2$Linux_X86_64 LibreOffice_project/10m0$Build-2</meta:generator>
    <meta:document-statistic meta:table-count="0" meta:image-count="0" meta:object-count="0" meta:page-count="29" meta:paragraph-count="1197" meta:word-count="4850" meta:character-count="39455" meta:non-whitespace-character-count="34655"/>
  </office:meta>
</office:document-meta>
</file>